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460628" calcext:value-type="float">
            <text:p>0,0460628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184.927788712" calcext:value-type="float">
            <text:p>184,927788712</text:p>
          </table:table-cell>
          <table:table-cell table:formula="of:=([.D2]-[.E2])^2" office:value-type="float" office:value="21570.1724338414" calcext:value-type="float">
            <text:p>21570,1724338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625942" calcext:value-type="float">
            <text:p>0,0625942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252.566673068" calcext:value-type="float">
            <text:p>252,566673068</text:p>
          </table:table-cell>
          <table:table-cell table:formula="of:=([.D3]-[.E3])^2" office:value-type="float" office:value="3.36142550090683" calcext:value-type="float">
            <text:p>3,3614255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47334" calcext:value-type="float">
            <text:p>0,147334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599.28295436" calcext:value-type="float">
            <text:p>599,28295436</text:p>
          </table:table-cell>
          <table:table-cell table:formula="of:=([.D4]-[.E4])^2" office:value-type="float" office:value="725419.163649843" calcext:value-type="float">
            <text:p>725419,1636498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08717" calcext:value-type="float">
            <text:p>0,408717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668.74195418" calcext:value-type="float">
            <text:p>1668,74195418</text:p>
          </table:table-cell>
          <table:table-cell table:formula="of:=([.D5]-[.E5])^2" office:value-type="float" office:value="312767.537997033" calcext:value-type="float">
            <text:p>312767,537997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77358" calcext:value-type="float">
            <text:p>0,577358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358.74335132" calcext:value-type="float">
            <text:p>2358,74335132</text:p>
          </table:table-cell>
          <table:table-cell table:formula="of:=([.D6]-[.E6])^2" office:value-type="float" office:value="274845.615190968" calcext:value-type="float">
            <text:p>274845,615190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726601" calcext:value-type="float">
            <text:p>0,726601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969.37705554" calcext:value-type="float">
            <text:p>2969,37705554</text:p>
          </table:table-cell>
          <table:table-cell table:formula="of:=([.D7]-[.E7])^2" office:value-type="float" office:value="1795.73213752089" calcext:value-type="float">
            <text:p>1795,7321375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16259" calcext:value-type="float">
            <text:p>0,616259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17.90834886" calcext:value-type="float">
            <text:p>2517,90834886</text:p>
          </table:table-cell>
          <table:table-cell table:formula="of:=([.D8]-[.E8])^2" office:value-type="float" office:value="606982.146024185" calcext:value-type="float">
            <text:p>606982,146024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84401" calcext:value-type="float">
            <text:p>0,684401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796.71406754" calcext:value-type="float">
            <text:p>2796,71406754</text:p>
          </table:table-cell>
          <table:table-cell table:formula="of:=([.D9]-[.E9])^2" office:value-type="float" office:value="585662.253347627" calcext:value-type="float">
            <text:p>585662,253347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89104" calcext:value-type="float">
            <text:p>0,689104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815.95658016" calcext:value-type="float">
            <text:p>2815,95658016</text:p>
          </table:table-cell>
          <table:table-cell table:formula="of:=([.D10]-[.E10])^2" office:value-type="float" office:value="304751.309803924" calcext:value-type="float">
            <text:p>304751,309803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7958" calcext:value-type="float">
            <text:p>0,57958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367.8347532" calcext:value-type="float">
            <text:p>2367,8347532</text:p>
          </table:table-cell>
          <table:table-cell table:formula="of:=([.D11]-[.E11])^2" office:value-type="float" office:value="8070.12100827814" calcext:value-type="float">
            <text:p>8070,121008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9777" calcext:value-type="float">
            <text:p>0,329777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45.75578658" calcext:value-type="float">
            <text:p>1345,75578658</text:p>
          </table:table-cell>
          <table:table-cell table:formula="of:=([.D12]-[.E12])^2" office:value-type="float" office:value="466819.867047751" calcext:value-type="float">
            <text:p>466819,867047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77431" calcext:value-type="float">
            <text:p>0,277431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131.58003374" calcext:value-type="float">
            <text:p>1131,58003374</text:p>
          </table:table-cell>
          <table:table-cell table:formula="of:=([.D13]-[.E13])^2" office:value-type="float" office:value="14539.9645441462" calcext:value-type="float">
            <text:p>14539,9645441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10962" calcext:value-type="float">
            <text:p>0,10962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444.9746148" calcext:value-type="float">
            <text:p>444,9746148</text:p>
          </table:table-cell>
          <table:table-cell table:formula="of:=([.D14]-[.E14])^2" office:value-type="float" office:value="74242.3366295771" calcext:value-type="float">
            <text:p>74242,33662957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0277486" calcext:value-type="float">
            <text:p>0,00277486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7.8134506844" calcext:value-type="float">
            <text:p>7,8134506844</text:p>
          </table:table-cell>
          <table:table-cell table:formula="of:=([.D15]-[.E15])^2" office:value-type="float" office:value="72.9905476177699" calcext:value-type="float">
            <text:p>72,9905476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456069" calcext:value-type="float">
            <text:p>0,0456069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183.062455626" calcext:value-type="float">
            <text:p>183,062455626</text:p>
          </table:table-cell>
          <table:table-cell table:formula="of:=([.D16]-[.E16])^2" office:value-type="float" office:value="34753.3319849203" calcext:value-type="float">
            <text:p>34753,3319849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162509" calcext:value-type="float">
            <text:p>0,0162509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62.951207386" calcext:value-type="float">
            <text:p>62,951207386</text:p>
          </table:table-cell>
          <table:table-cell table:formula="of:=([.D17]-[.E17])^2" office:value-type="float" office:value="4415.76296308964" calcext:value-type="float">
            <text:p>4415,7629630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089071" calcext:value-type="float">
            <text:p>0,0089071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32.903755934" calcext:value-type="float">
            <text:p>32,903755934</text:p>
          </table:table-cell>
          <table:table-cell table:formula="of:=([.D18]-[.E18])^2" office:value-type="float" office:value="1294.83072223787" calcext:value-type="float">
            <text:p>1294,83072223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369254" calcext:value-type="float">
            <text:p>0,0369254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147.541751116" calcext:value-type="float">
            <text:p>147,541751116</text:p>
          </table:table-cell>
          <table:table-cell table:formula="of:=([.D19]-[.E19])^2" office:value-type="float" office:value="22783.4122858051" calcext:value-type="float">
            <text:p>22783,41228580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459205" calcext:value-type="float">
            <text:p>0,0459205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184.34556257" calcext:value-type="float">
            <text:p>184,34556257</text:p>
          </table:table-cell>
          <table:table-cell table:formula="of:=([.D20]-[.E20])^2" office:value-type="float" office:value="35173.3380328028" calcext:value-type="float">
            <text:p>35173,3380328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461179" calcext:value-type="float">
            <text:p>0,0461179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185.153232566" calcext:value-type="float">
            <text:p>185,153232566</text:p>
          </table:table-cell>
          <table:table-cell table:formula="of:=([.D21]-[.E21])^2" office:value-type="float" office:value="35243.7658130376" calcext:value-type="float">
            <text:p>35243,76581303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46412" calcext:value-type="float">
            <text:p>0,046412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186.35655448" calcext:value-type="float">
            <text:p>186,35655448</text:p>
          </table:table-cell>
          <table:table-cell table:formula="of:=([.D22]-[.E22])^2" office:value-type="float" office:value="35905.1539691399" calcext:value-type="float">
            <text:p>35905,15396913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461685" calcext:value-type="float">
            <text:p>0,0461685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185.36026449" calcext:value-type="float">
            <text:p>185,36026449</text:p>
          </table:table-cell>
          <table:table-cell table:formula="of:=([.D23]-[.E23])^2" office:value-type="float" office:value="35528.5794498386" calcext:value-type="float">
            <text:p>35528,57944983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461698" calcext:value-type="float">
            <text:p>0,0461698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185.365583492" calcext:value-type="float">
            <text:p>185,365583492</text:p>
          </table:table-cell>
          <table:table-cell table:formula="of:=([.D24]-[.E24])^2" office:value-type="float" office:value="35428.869650958" calcext:value-type="float">
            <text:p>35428,8696509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463142" calcext:value-type="float">
            <text:p>0,0463142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185.956401868" calcext:value-type="float">
            <text:p>185,956401868</text:p>
          </table:table-cell>
          <table:table-cell table:formula="of:=([.D25]-[.E25])^2" office:value-type="float" office:value="35870.9970020301" calcext:value-type="float">
            <text:p>35870,99700203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460233" calcext:value-type="float">
            <text:p>0,0460233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184.766172882" calcext:value-type="float">
            <text:p>184,766172882</text:p>
          </table:table-cell>
          <table:table-cell table:formula="of:=([.D26]-[.E26])^2" office:value-type="float" office:value="27757.612080716" calcext:value-type="float">
            <text:p>27757,6120807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546519" calcext:value-type="float">
            <text:p>0,0546519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20.070434926" calcext:value-type="float">
            <text:p>220,070434926</text:p>
          </table:table-cell>
          <table:table-cell table:formula="of:=([.D27]-[.E27])^2" office:value-type="float" office:value="3909.92201305014" calcext:value-type="float">
            <text:p>3909,92201305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57258" calcext:value-type="float">
            <text:p>0,157258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639.88739732" calcext:value-type="float">
            <text:p>639,88739732</text:p>
          </table:table-cell>
          <table:table-cell table:formula="of:=([.D28]-[.E28])^2" office:value-type="float" office:value="146774.304889755" calcext:value-type="float">
            <text:p>146774,304889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62532" calcext:value-type="float">
            <text:p>0,362532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479.77417928" calcext:value-type="float">
            <text:p>1479,77417928</text:p>
          </table:table-cell>
          <table:table-cell table:formula="of:=([.D29]-[.E29])^2" office:value-type="float" office:value="586.899480089756" calcext:value-type="float">
            <text:p>586,89948008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55436" calcext:value-type="float">
            <text:p>0,455436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859.89461144" calcext:value-type="float">
            <text:p>1859,89461144</text:p>
          </table:table-cell>
          <table:table-cell table:formula="of:=([.D30]-[.E30])^2" office:value-type="float" office:value="20705.8775822624" calcext:value-type="float">
            <text:p>20705,8775822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53537" calcext:value-type="float">
            <text:p>0,453537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1852.12477698" calcext:value-type="float">
            <text:p>1852,12477698</text:p>
          </table:table-cell>
          <table:table-cell table:formula="of:=([.D31]-[.E31])^2" office:value-type="float" office:value="462569.226109031" calcext:value-type="float">
            <text:p>462569,226109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276099" calcext:value-type="float">
            <text:p>0,276099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126.13010246" calcext:value-type="float">
            <text:p>1126,13010246</text:p>
          </table:table-cell>
          <table:table-cell table:formula="of:=([.D32]-[.E32])^2" office:value-type="float" office:value="1478341.47930874" calcext:value-type="float">
            <text:p>1478341,479308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06894" calcext:value-type="float">
            <text:p>0,506894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070.43707676" calcext:value-type="float">
            <text:p>2070,43707676</text:p>
          </table:table-cell>
          <table:table-cell table:formula="of:=([.D33]-[.E33])^2" office:value-type="float" office:value="1458212.84517105" calcext:value-type="float">
            <text:p>1458212,84517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08176" calcext:value-type="float">
            <text:p>0,608176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484.83643104" calcext:value-type="float">
            <text:p>2484,83643104</text:p>
          </table:table-cell>
          <table:table-cell table:formula="of:=([.D34]-[.E34])^2" office:value-type="float" office:value="96201.2610295635" calcext:value-type="float">
            <text:p>96201,26102956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26245" calcext:value-type="float">
            <text:p>0,526245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49.6124673" calcext:value-type="float">
            <text:p>2149,6124673</text:p>
          </table:table-cell>
          <table:table-cell table:formula="of:=([.D35]-[.E35])^2" office:value-type="float" office:value="11748.1723164572" calcext:value-type="float">
            <text:p>11748,17231645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92426" calcext:value-type="float">
            <text:p>0,392426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602.08667604" calcext:value-type="float">
            <text:p>1602,08667604</text:p>
          </table:table-cell>
          <table:table-cell table:formula="of:=([.D36]-[.E36])^2" office:value-type="float" office:value="16663.7342053195" calcext:value-type="float">
            <text:p>16663,7342053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35" calcext:value-type="float">
            <text:p>0,235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957.9719" calcext:value-type="float">
            <text:p>957,9719</text:p>
          </table:table-cell>
          <table:table-cell table:formula="of:=([.D37]-[.E37])^2" office:value-type="float" office:value="1154.1006309925" calcext:value-type="float">
            <text:p>1154,10063099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120478" calcext:value-type="float">
            <text:p>0,120478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489.40055612" calcext:value-type="float">
            <text:p>489,40055612</text:p>
          </table:table-cell>
          <table:table-cell table:formula="of:=([.D38]-[.E38])^2" office:value-type="float" office:value="93147.4382095151" calcext:value-type="float">
            <text:p>93147,43820951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505026" calcext:value-type="float">
            <text:p>0,0505026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203.093408004" calcext:value-type="float">
            <text:p>203,093408004</text:p>
          </table:table-cell>
          <table:table-cell table:formula="of:=([.D39]-[.E39])^2" office:value-type="float" office:value="41560.2886252606" calcext:value-type="float">
            <text:p>41560,28862526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151934" calcext:value-type="float">
            <text:p>0,0151934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58.624403836" calcext:value-type="float">
            <text:p>58,624403836</text:p>
          </table:table-cell>
          <table:table-cell table:formula="of:=([.D40]-[.E40])^2" office:value-type="float" office:value="3864.41310428529" calcext:value-type="float">
            <text:p>3864,41310428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294623" calcext:value-type="float">
            <text:p>0,0294623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17.006178942" calcext:value-type="float">
            <text:p>117,006178942</text:p>
          </table:table-cell>
          <table:table-cell table:formula="of:=([.D41]-[.E41])^2" office:value-type="float" office:value="1307.26506204823" calcext:value-type="float">
            <text:p>1307,26506204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458207" calcext:value-type="float">
            <text:p>0,0458207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183.937226878" calcext:value-type="float">
            <text:p>183,937226878</text:p>
          </table:table-cell>
          <table:table-cell table:formula="of:=([.D42]-[.E42])^2" office:value-type="float" office:value="34157.4072888199" calcext:value-type="float">
            <text:p>34157,40728881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399823" calcext:value-type="float">
            <text:p>0,0399823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160.049179742" calcext:value-type="float">
            <text:p>160,049179742</text:p>
          </table:table-cell>
          <table:table-cell table:formula="of:=([.D43]-[.E43])^2" office:value-type="float" office:value="26761.4197286604" calcext:value-type="float">
            <text:p>26761,41972866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447343" calcext:value-type="float">
            <text:p>0,0447343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179.492177822" calcext:value-type="float">
            <text:p>179,492177822</text:p>
          </table:table-cell>
          <table:table-cell table:formula="of:=([.D44]-[.E44])^2" office:value-type="float" office:value="33500.7781182642" calcext:value-type="float">
            <text:p>33500,77811826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513491" calcext:value-type="float">
            <text:p>0,0513491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06.556896614" calcext:value-type="float">
            <text:p>206,556896614</text:p>
          </table:table-cell>
          <table:table-cell table:formula="of:=([.D45]-[.E45])^2" office:value-type="float" office:value="44140.7059668338" calcext:value-type="float">
            <text:p>44140,70596683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415843" calcext:value-type="float">
            <text:p>0,0415843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166.603826822" calcext:value-type="float">
            <text:p>166,603826822</text:p>
          </table:table-cell>
          <table:table-cell table:formula="of:=([.D46]-[.E46])^2" office:value-type="float" office:value="28931.9099752523" calcext:value-type="float">
            <text:p>28931,90997525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458651" calcext:value-type="float">
            <text:p>0,0458651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184.118891254" calcext:value-type="float">
            <text:p>184,118891254</text:p>
          </table:table-cell>
          <table:table-cell table:formula="of:=([.D47]-[.E47])^2" office:value-type="float" office:value="35069.6376821984" calcext:value-type="float">
            <text:p>35069,6376821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461485" calcext:value-type="float">
            <text:p>0,0461485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185.27843369" calcext:value-type="float">
            <text:p>185,27843369</text:p>
          </table:table-cell>
          <table:table-cell table:formula="of:=([.D48]-[.E48])^2" office:value-type="float" office:value="35497.7375280028" calcext:value-type="float">
            <text:p>35497,7375280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461682" calcext:value-type="float">
            <text:p>0,0461682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185.359037028" calcext:value-type="float">
            <text:p>185,359037028</text:p>
          </table:table-cell>
          <table:table-cell table:formula="of:=([.D49]-[.E49])^2" office:value-type="float" office:value="35682.8461901057" calcext:value-type="float">
            <text:p>35682,84619010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460034" calcext:value-type="float">
            <text:p>0,0460034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184.684751236" calcext:value-type="float">
            <text:p>184,684751236</text:p>
          </table:table-cell>
          <table:table-cell table:formula="of:=([.D50]-[.E50])^2" office:value-type="float" office:value="35428.5569778541" calcext:value-type="float">
            <text:p>35428,5569778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460071" calcext:value-type="float">
            <text:p>0,0460071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184.699889934" calcext:value-type="float">
            <text:p>184,699889934</text:p>
          </table:table-cell>
          <table:table-cell table:formula="of:=([.D51]-[.E51])^2" office:value-type="float" office:value="35434.2561623644" calcext:value-type="float">
            <text:p>35434,25616236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459957" calcext:value-type="float">
            <text:p>0,0459957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184.653246378" calcext:value-type="float">
            <text:p>184,653246378</text:p>
          </table:table-cell>
          <table:table-cell table:formula="of:=([.D52]-[.E52])^2" office:value-type="float" office:value="35409.1706447823" calcext:value-type="float">
            <text:p>35409,17064478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459764" calcext:value-type="float">
            <text:p>0,0459764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184.574279656" calcext:value-type="float">
            <text:p>184,574279656</text:p>
          </table:table-cell>
          <table:table-cell table:formula="of:=([.D53]-[.E53])^2" office:value-type="float" office:value="22390.4198490509" calcext:value-type="float">
            <text:p>22390,41984905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613463" calcext:value-type="float">
            <text:p>0,0613463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247.460840302" calcext:value-type="float">
            <text:p>247,460840302</text:p>
          </table:table-cell>
          <table:table-cell table:formula="of:=([.D54]-[.E54])^2" office:value-type="float" office:value="239.033312455242" calcext:value-type="float">
            <text:p>239,03331245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38932" calcext:value-type="float">
            <text:p>0,138932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564.90583528" calcext:value-type="float">
            <text:p>564,90583528</text:p>
          </table:table-cell>
          <table:table-cell table:formula="of:=([.D55]-[.E55])^2" office:value-type="float" office:value="616370.827525975" calcext:value-type="float">
            <text:p>616370,827525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399846" calcext:value-type="float">
            <text:p>0,399846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632.44590284" calcext:value-type="float">
            <text:p>1632,44590284</text:p>
          </table:table-cell>
          <table:table-cell table:formula="of:=([.D56]-[.E56])^2" office:value-type="float" office:value="468616.311167225" calcext:value-type="float">
            <text:p>468616,3111672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80329" calcext:value-type="float">
            <text:p>0,580329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370.89931666" calcext:value-type="float">
            <text:p>2370,89931666</text:p>
          </table:table-cell>
          <table:table-cell table:formula="of:=([.D57]-[.E57])^2" office:value-type="float" office:value="395765.330660151" calcext:value-type="float">
            <text:p>395765,3306601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759172" calcext:value-type="float">
            <text:p>0,759172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3102.64260488" calcext:value-type="float">
            <text:p>3102,64260488</text:p>
          </table:table-cell>
          <table:table-cell table:formula="of:=([.D58]-[.E58])^2" office:value-type="float" office:value="211927.21543789" calcext:value-type="float">
            <text:p>211927,215437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811063" calcext:value-type="float">
            <text:p>0,811063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314.95670702" calcext:value-type="float">
            <text:p>3314,95670702</text:p>
          </table:table-cell>
          <table:table-cell table:formula="of:=([.D59]-[.E59])^2" office:value-type="float" office:value="36497.1167093915" calcext:value-type="float">
            <text:p>36497,11670939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72129" calcext:value-type="float">
            <text:p>0,672129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746.50268866" calcext:value-type="float">
            <text:p>2746,50268866</text:p>
          </table:table-cell>
          <table:table-cell table:formula="of:=([.D60]-[.E60])^2" office:value-type="float" office:value="1133151.65268851" calcext:value-type="float">
            <text:p>1133151,652688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706755" calcext:value-type="float">
            <text:p>0,706755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888.1763527" calcext:value-type="float">
            <text:p>2888,1763527</text:p>
          </table:table-cell>
          <table:table-cell table:formula="of:=([.D61]-[.E61])^2" office:value-type="float" office:value="247826.508054947" calcext:value-type="float">
            <text:p>247826,5080549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40144" calcext:value-type="float">
            <text:p>0,540144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206.48078176" calcext:value-type="float">
            <text:p>2206,48078176</text:p>
          </table:table-cell>
          <table:table-cell table:formula="of:=([.D62]-[.E62])^2" office:value-type="float" office:value="351080.491536874" calcext:value-type="float">
            <text:p>351080,4915368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404851" calcext:value-type="float">
            <text:p>0,404851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652.92406054" calcext:value-type="float">
            <text:p>1652,92406054</text:p>
          </table:table-cell>
          <table:table-cell table:formula="of:=([.D63]-[.E63])^2" office:value-type="float" office:value="162468.626549152" calcext:value-type="float">
            <text:p>162468,6265491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54256" calcext:value-type="float">
            <text:p>0,254256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36.75859424" calcext:value-type="float">
            <text:p>1036,75859424</text:p>
          </table:table-cell>
          <table:table-cell table:formula="of:=([.D64]-[.E64])^2" office:value-type="float" office:value="1380.8185023312" calcext:value-type="float">
            <text:p>1380,81850233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865121" calcext:value-type="float">
            <text:p>0,0865121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350.427717634" calcext:value-type="float">
            <text:p>350,427717634</text:p>
          </table:table-cell>
          <table:table-cell table:formula="of:=([.D65]-[.E65])^2" office:value-type="float" office:value="123276.630270726" calcext:value-type="float">
            <text:p>123276,6302707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260908" calcext:value-type="float">
            <text:p>0,00260908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7.1351551832" calcext:value-type="float">
            <text:p>7,1351551832</text:p>
          </table:table-cell>
          <table:table-cell table:formula="of:=([.D66]-[.E66])^2" office:value-type="float" office:value="113.958938185402" calcext:value-type="float">
            <text:p>113,95893818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230383" calcext:value-type="float">
            <text:p>0,0230383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90.722125982" calcext:value-type="float">
            <text:p>90,722125982</text:p>
          </table:table-cell>
          <table:table-cell table:formula="of:=([.D67]-[.E67])^2" office:value-type="float" office:value="8885.34839464644" calcext:value-type="float">
            <text:p>8885,34839464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195357" calcext:value-type="float">
            <text:p>0,0195357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76.391097978" calcext:value-type="float">
            <text:p>76,391097978</text:p>
          </table:table-cell>
          <table:table-cell table:formula="of:=([.D68]-[.E68])^2" office:value-type="float" office:value="6388.98042396864" calcext:value-type="float">
            <text:p>6388,98042396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0.000623567" calcext:value-type="float">
            <text:p>-0,000623567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-6.09134932318" calcext:value-type="float">
            <text:p>-6,0913493232</text:p>
          </table:table-cell>
          <table:table-cell table:formula="of:=([.D69]-[.E69])^2" office:value-type="float" office:value="6.50938336889105" calcext:value-type="float">
            <text:p>6,50938336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458341" calcext:value-type="float">
            <text:p>0,0458341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183.992053514" calcext:value-type="float">
            <text:p>183,992053514</text:p>
          </table:table-cell>
          <table:table-cell table:formula="of:=([.D70]-[.E70])^2" office:value-type="float" office:value="35168.2710951778" calcext:value-type="float">
            <text:p>35168,27109517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184.633606986" calcext:value-type="float">
            <text:p>184,633606986</text:p>
          </table:table-cell>
          <table:table-cell table:formula="of:=([.D71]-[.E71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184.633606986" calcext:value-type="float">
            <text:p>184,633606986</text:p>
          </table:table-cell>
          <table:table-cell table:formula="of:=([.D72]-[.E72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184.633606986" calcext:value-type="float">
            <text:p>184,633606986</text:p>
          </table:table-cell>
          <table:table-cell table:formula="of:=([.D73]-[.E73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184.633606986" calcext:value-type="float">
            <text:p>184,633606986</text:p>
          </table:table-cell>
          <table:table-cell table:formula="of:=([.D74]-[.E74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459909" calcext:value-type="float">
            <text:p>0,0459909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184.633606986" calcext:value-type="float">
            <text:p>184,633606986</text:p>
          </table:table-cell>
          <table:table-cell table:formula="of:=([.D75]-[.E75])^2" office:value-type="float" office:value="35398.0168536203" calcext:value-type="float">
            <text:p>35398,01685362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460029" calcext:value-type="float">
            <text:p>0,0460029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184.682705466" calcext:value-type="float">
            <text:p>184,682705466</text:p>
          </table:table-cell>
          <table:table-cell table:formula="of:=([.D76]-[.E76])^2" office:value-type="float" office:value="24205.9736169491" calcext:value-type="float">
            <text:p>24205,97361694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590198" calcext:value-type="float">
            <text:p>0,0590198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237.941872492" calcext:value-type="float">
            <text:p>237,941872492</text:p>
          </table:table-cell>
          <table:table-cell table:formula="of:=([.D77]-[.E77])^2" office:value-type="float" office:value="5999.76828595834" calcext:value-type="float">
            <text:p>5999,76828595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69345" calcext:value-type="float">
            <text:p>0,169345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689.3418413" calcext:value-type="float">
            <text:p>689,3418413</text:p>
          </table:table-cell>
          <table:table-cell table:formula="of:=([.D78]-[.E78])^2" office:value-type="float" office:value="25072.3783413896" calcext:value-type="float">
            <text:p>25072,37834138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42812" calcext:value-type="float">
            <text:p>0,242812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989.93501048" calcext:value-type="float">
            <text:p>989,93501048</text:p>
          </table:table-cell>
          <table:table-cell table:formula="of:=([.D79]-[.E79])^2" office:value-type="float" office:value="1386.2973315242" calcext:value-type="float">
            <text:p>1386,29733152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45568" calcext:value-type="float">
            <text:p>0,345568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410.36529472" calcext:value-type="float">
            <text:p>1410,36529472</text:p>
          </table:table-cell>
          <table:table-cell table:formula="of:=([.D80]-[.E80])^2" office:value-type="float" office:value="85477.3413132021" calcext:value-type="float">
            <text:p>85477,34131320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67131" calcext:value-type="float">
            <text:p>0,367131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498.59117174" calcext:value-type="float">
            <text:p>1498,59117174</text:p>
          </table:table-cell>
          <table:table-cell table:formula="of:=([.D81]-[.E81])^2" office:value-type="float" office:value="129893.4885254" calcext:value-type="float">
            <text:p>129893,48852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48819" calcext:value-type="float">
            <text:p>0,48819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1993.9089126" calcext:value-type="float">
            <text:p>1993,9089126</text:p>
          </table:table-cell>
          <table:table-cell table:formula="of:=([.D82]-[.E82])^2" office:value-type="float" office:value="87670.7538582187" calcext:value-type="float">
            <text:p>87670,75385821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4119" calcext:value-type="float">
            <text:p>0,54119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210.7605326" calcext:value-type="float">
            <text:p>2210,7605326</text:p>
          </table:table-cell>
          <table:table-cell table:formula="of:=([.D83]-[.E83])^2" office:value-type="float" office:value="171198.226390735" calcext:value-type="float">
            <text:p>171198,2263907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43785" calcext:value-type="float">
            <text:p>0,343785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403.0700789" calcext:value-type="float">
            <text:p>1403,0700789</text:p>
          </table:table-cell>
          <table:table-cell table:formula="of:=([.D84]-[.E84])^2" office:value-type="float" office:value="381836.150221801" calcext:value-type="float">
            <text:p>381836,1502218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19906" calcext:value-type="float">
            <text:p>0,419906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14.52219524" calcext:value-type="float">
            <text:p>1714,52219524</text:p>
          </table:table-cell>
          <table:table-cell table:formula="of:=([.D85]-[.E85])^2" office:value-type="float" office:value="106616.132030389" calcext:value-type="float">
            <text:p>106616,1320303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46087" calcext:value-type="float">
            <text:p>0,246087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1003.33480398" calcext:value-type="float">
            <text:p>1003,33480398</text:p>
          </table:table-cell>
          <table:table-cell table:formula="of:=([.D86]-[.E86])^2" office:value-type="float" office:value="308762.330111035" calcext:value-type="float">
            <text:p>308762,3301110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75793" calcext:value-type="float">
            <text:p>0,275793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124.87809122" calcext:value-type="float">
            <text:p>1124,87809122</text:p>
          </table:table-cell>
          <table:table-cell table:formula="of:=([.D87]-[.E87])^2" office:value-type="float" office:value="75722.1186452637" calcext:value-type="float">
            <text:p>75722,11864526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84894" calcext:value-type="float">
            <text:p>0,184894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52.96119676" calcext:value-type="float">
            <text:p>752,96119676</text:p>
          </table:table-cell>
          <table:table-cell table:formula="of:=([.D88]-[.E88])^2" office:value-type="float" office:value="293071.805883303" calcext:value-type="float">
            <text:p>293071,8058833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498197" calcext:value-type="float">
            <text:p>0,0498197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200.299295338" calcext:value-type="float">
            <text:p>200,299295338</text:p>
          </table:table-cell>
          <table:table-cell table:formula="of:=([.D89]-[.E89])^2" office:value-type="float" office:value="40199.9683333936" calcext:value-type="float">
            <text:p>40199,96833339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663545" calcext:value-type="float">
            <text:p>0,0663545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67.95209093" calcext:value-type="float">
            <text:p>267,95209093</text:p>
          </table:table-cell>
          <table:table-cell table:formula="of:=([.D90]-[.E90])^2" office:value-type="float" office:value="73707.9554375434" calcext:value-type="float">
            <text:p>73707,95543754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14835" calcext:value-type="float">
            <text:p>0,0214835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84.36059959" calcext:value-type="float">
            <text:p>84,36059959</text:p>
          </table:table-cell>
          <table:table-cell table:formula="of:=([.D91]-[.E91])^2" office:value-type="float" office:value="7726.51540828151" calcext:value-type="float">
            <text:p>7726,51540828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176252" calcext:value-type="float">
            <text:p>0,0176252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68.574210808" calcext:value-type="float">
            <text:p>68,574210808</text:p>
          </table:table-cell>
          <table:table-cell table:formula="of:=([.D92]-[.E92])^2" office:value-type="float" office:value="5200.45940046067" calcext:value-type="float">
            <text:p>5200,45940046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347458" calcext:value-type="float">
            <text:p>0,0347458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38.623830532" calcext:value-type="float">
            <text:p>138,623830532</text:p>
          </table:table-cell>
          <table:table-cell table:formula="of:=([.D93]-[.E93])^2" office:value-type="float" office:value="20210.5547115312" calcext:value-type="float">
            <text:p>20210,55471153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458079" calcext:value-type="float">
            <text:p>0,0458079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183.884855166" calcext:value-type="float">
            <text:p>183,884855166</text:p>
          </table:table-cell>
          <table:table-cell table:formula="of:=([.D94]-[.E94])^2" office:value-type="float" office:value="35068.1259500607" calcext:value-type="float">
            <text:p>35068,1259500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460548" calcext:value-type="float">
            <text:p>0,0460548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184.895056392" calcext:value-type="float">
            <text:p>184,895056392</text:p>
          </table:table-cell>
          <table:table-cell table:formula="of:=([.D95]-[.E95])^2" office:value-type="float" office:value="35357.182433261" calcext:value-type="float">
            <text:p>35357,1824332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461565" calcext:value-type="float">
            <text:p>0,0461565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185.31116601" calcext:value-type="float">
            <text:p>185,31116601</text:p>
          </table:table-cell>
          <table:table-cell table:formula="of:=([.D96]-[.E96])^2" office:value-type="float" office:value="35660.9859761762" calcext:value-type="float">
            <text:p>35660,98597617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460072" calcext:value-type="float">
            <text:p>0,0460072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184.700299088" calcext:value-type="float">
            <text:p>184,700299088</text:p>
          </table:table-cell>
          <table:table-cell table:formula="of:=([.D97]-[.E97])^2" office:value-type="float" office:value="34562.6388977193" calcext:value-type="float">
            <text:p>34562,63889771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469266" calcext:value-type="float">
            <text:p>0,0469266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188.462060964" calcext:value-type="float">
            <text:p>188,462060964</text:p>
          </table:table-cell>
          <table:table-cell table:formula="of:=([.D98]-[.E98])^2" office:value-type="float" office:value="36845.5937673478" calcext:value-type="float">
            <text:p>36845,59376734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461124" calcext:value-type="float">
            <text:p>0,0461124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185.130729096" calcext:value-type="float">
            <text:p>185,130729096</text:p>
          </table:table-cell>
          <table:table-cell table:formula="of:=([.D99]-[.E99])^2" office:value-type="float" office:value="35596.6440176162" calcext:value-type="float">
            <text:p>35596,64401761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459379" calcext:value-type="float">
            <text:p>0,0459379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184.416755366" calcext:value-type="float">
            <text:p>184,416755366</text:p>
          </table:table-cell>
          <table:table-cell table:formula="of:=([.D100]-[.E100])^2" office:value-type="float" office:value="27864.5470988997" calcext:value-type="float">
            <text:p>27864,54709889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545343" calcext:value-type="float">
            <text:p>0,0545343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19.589269822" calcext:value-type="float">
            <text:p>219,589269822</text:p>
          </table:table-cell>
          <table:table-cell table:formula="of:=([.D101]-[.E101])^2" office:value-type="float" office:value="8337.68012643832" calcext:value-type="float">
            <text:p>8337,68012643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67342" calcext:value-type="float">
            <text:p>0,167342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681.14648668" calcext:value-type="float">
            <text:p>681,14648668</text:p>
          </table:table-cell>
          <table:table-cell table:formula="of:=([.D102]-[.E102])^2" office:value-type="float" office:value="88117.8718733175" calcext:value-type="float">
            <text:p>88117,87187331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195415" calcext:value-type="float">
            <text:p>0,195415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796.0082891" calcext:value-type="float">
            <text:p>796,0082891</text:p>
          </table:table-cell>
          <table:table-cell table:formula="of:=([.D103]-[.E103])^2" office:value-type="float" office:value="140930.399191158" calcext:value-type="float">
            <text:p>140930,3991911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195853" calcext:value-type="float">
            <text:p>0,195853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797.80038362" calcext:value-type="float">
            <text:p>797,80038362</text:p>
          </table:table-cell>
          <table:table-cell table:formula="of:=([.D104]-[.E104])^2" office:value-type="float" office:value="912404.468183124" calcext:value-type="float">
            <text:p>912404,4681831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48511" calcext:value-type="float">
            <text:p>0,448511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831.56069694" calcext:value-type="float">
            <text:p>1831,56069694</text:p>
          </table:table-cell>
          <table:table-cell table:formula="of:=([.D105]-[.E105])^2" office:value-type="float" office:value="977010.321814817" calcext:value-type="float">
            <text:p>977010,3218148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34582" calcext:value-type="float">
            <text:p>0,634582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592.87763628" calcext:value-type="float">
            <text:p>2592,87763628</text:p>
          </table:table-cell>
          <table:table-cell table:formula="of:=([.D106]-[.E106])^2" office:value-type="float" office:value="863270.049666214" calcext:value-type="float">
            <text:p>863270,0496662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839835" calcext:value-type="float">
            <text:p>0,839835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432.6784959" calcext:value-type="float">
            <text:p>3432,6784959</text:p>
          </table:table-cell>
          <table:table-cell table:formula="of:=([.D107]-[.E107])^2" office:value-type="float" office:value="51675.2329712902" calcext:value-type="float">
            <text:p>51675,23297129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13035" calcext:value-type="float">
            <text:p>0,713035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2913.8712239" calcext:value-type="float">
            <text:p>2913,8712239</text:p>
          </table:table-cell>
          <table:table-cell table:formula="of:=([.D108]-[.E108])^2" office:value-type="float" office:value="3065553.65157791" calcext:value-type="float">
            <text:p>3065553,651577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299552" calcext:value-type="float">
            <text:p>0,299552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1222.08899008" calcext:value-type="float">
            <text:p>1222,08899008</text:p>
          </table:table-cell>
          <table:table-cell table:formula="of:=([.D109]-[.E109])^2" office:value-type="float" office:value="142816.72434426" calcext:value-type="float">
            <text:p>142816,724344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45065" calcext:value-type="float">
            <text:p>0,245065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999.1532501" calcext:value-type="float">
            <text:p>999,1532501</text:p>
          </table:table-cell>
          <table:table-cell table:formula="of:=([.D110]-[.E110])^2" office:value-type="float" office:value="12781.0580785812" calcext:value-type="float">
            <text:p>12781,05807858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87659" calcext:value-type="float">
            <text:p>0,187659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764.27430486" calcext:value-type="float">
            <text:p>764,27430486</text:p>
          </table:table-cell>
          <table:table-cell table:formula="of:=([.D111]-[.E111])^2" office:value-type="float" office:value="854.151490116286" calcext:value-type="float">
            <text:p>854,15149011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815887" calcext:value-type="float">
            <text:p>0,0815887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330.283429598" calcext:value-type="float">
            <text:p>330,283429598</text:p>
          </table:table-cell>
          <table:table-cell table:formula="of:=([.D112]-[.E112])^2" office:value-type="float" office:value="26890.6224457663" calcext:value-type="float">
            <text:p>26890,62244576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7796" calcext:value-type="float">
            <text:p>0,117796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78.42704584" calcext:value-type="float">
            <text:p>478,42704584</text:p>
          </table:table-cell>
          <table:table-cell table:formula="of:=([.D113]-[.E113])^2" office:value-type="float" office:value="230838.973662995" calcext:value-type="float">
            <text:p>230838,9736629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101073" calcext:value-type="float">
            <text:p>0,0101073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37.814422242" calcext:value-type="float">
            <text:p>37,814422242</text:p>
          </table:table-cell>
          <table:table-cell table:formula="of:=([.D114]-[.E114])^2" office:value-type="float" office:value="1537.77105559668" calcext:value-type="float">
            <text:p>1537,77105559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483942" calcext:value-type="float">
            <text:p>0,0483942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194.466805068" calcext:value-type="float">
            <text:p>194,466805068</text:p>
          </table:table-cell>
          <table:table-cell table:formula="of:=([.D115]-[.E115])^2" office:value-type="float" office:value="38780.1670242126" calcext:value-type="float">
            <text:p>38780,16702421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17873" calcext:value-type="float">
            <text:p>0,017873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69.58809442" calcext:value-type="float">
            <text:p>69,58809442</text:p>
          </table:table-cell>
          <table:table-cell table:formula="of:=([.D116]-[.E116])^2" office:value-type="float" office:value="5124.85549542832" calcext:value-type="float">
            <text:p>5124,85549542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376031" calcext:value-type="float">
            <text:p>0,0376031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150.314587774" calcext:value-type="float">
            <text:p>150,314587774</text:p>
          </table:table-cell>
          <table:table-cell table:formula="of:=([.D117]-[.E117])^2" office:value-type="float" office:value="23671.2341791075" calcext:value-type="float">
            <text:p>23671,23417910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460853" calcext:value-type="float">
            <text:p>0,0460853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185.019848362" calcext:value-type="float">
            <text:p>185,019848362</text:p>
          </table:table-cell>
          <table:table-cell table:formula="of:=([.D118]-[.E118])^2" office:value-type="float" office:value="35040.0397120377" calcext:value-type="float">
            <text:p>35040,03971203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464675" calcext:value-type="float">
            <text:p>0,0464675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186.58363495" calcext:value-type="float">
            <text:p>186,58363495</text:p>
          </table:table-cell>
          <table:table-cell table:formula="of:=([.D119]-[.E119])^2" office:value-type="float" office:value="35439.4304946495" calcext:value-type="float">
            <text:p>35439,43049464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468269" calcext:value-type="float">
            <text:p>0,0468269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188.054134426" calcext:value-type="float">
            <text:p>188,054134426</text:p>
          </table:table-cell>
          <table:table-cell table:formula="of:=([.D120]-[.E120])^2" office:value-type="float" office:value="36337.5614819606" calcext:value-type="float">
            <text:p>36337,56148196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463422" calcext:value-type="float">
            <text:p>0,0463422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186.070964988" calcext:value-type="float">
            <text:p>186,070964988</text:p>
          </table:table-cell>
          <table:table-cell table:formula="of:=([.D121]-[.E121])^2" office:value-type="float" office:value="35952.3180436806" calcext:value-type="float">
            <text:p>35952,31804368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460869" calcext:value-type="float">
            <text:p>0,0460869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185.026394826" calcext:value-type="float">
            <text:p>185,026394826</text:p>
          </table:table-cell>
          <table:table-cell table:formula="of:=([.D122]-[.E122])^2" office:value-type="float" office:value="35557.2852576749" calcext:value-type="float">
            <text:p>35557,28525767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460212" calcext:value-type="float">
            <text:p>0,0460212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184.757580648" calcext:value-type="float">
            <text:p>184,757580648</text:p>
          </table:table-cell>
          <table:table-cell table:formula="of:=([.D123]-[.E123])^2" office:value-type="float" office:value="35422.0934251311" calcext:value-type="float">
            <text:p>35422,0934251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459863" calcext:value-type="float">
            <text:p>0,0459863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184.614785902" calcext:value-type="float">
            <text:p>184,614785902</text:p>
          </table:table-cell>
          <table:table-cell table:formula="of:=([.D124]-[.E124])^2" office:value-type="float" office:value="27521.0858108515" calcext:value-type="float">
            <text:p>27521,08581085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548295" calcext:value-type="float">
            <text:p>0,0548295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20.79709243" calcext:value-type="float">
            <text:p>220,79709243</text:p>
          </table:table-cell>
          <table:table-cell table:formula="of:=([.D125]-[.E125])^2" office:value-type="float" office:value="4461.87321915814" calcext:value-type="float">
            <text:p>4461,87321915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08837" calcext:value-type="float">
            <text:p>0,108837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41.77093898" calcext:value-type="float">
            <text:p>441,77093898</text:p>
          </table:table-cell>
          <table:table-cell table:formula="of:=([.D126]-[.E126])^2" office:value-type="float" office:value="446531.750944786" calcext:value-type="float">
            <text:p>446531,7509447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368942" calcext:value-type="float">
            <text:p>0,368942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506.00095068" calcext:value-type="float">
            <text:p>1506,00095068</text:p>
          </table:table-cell>
          <table:table-cell table:formula="of:=([.D127]-[.E127])^2" office:value-type="float" office:value="491400.238237615" calcext:value-type="float">
            <text:p>491400,2382376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43287" calcext:value-type="float">
            <text:p>0,543287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219.34049198" calcext:value-type="float">
            <text:p>2219,34049198</text:p>
          </table:table-cell>
          <table:table-cell table:formula="of:=([.D128]-[.E128])^2" office:value-type="float" office:value="636258.281167149" calcext:value-type="float">
            <text:p>636258,2811671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775204" calcext:value-type="float">
            <text:p>0,775204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3168.23817416" calcext:value-type="float">
            <text:p>3168,23817416</text:p>
          </table:table-cell>
          <table:table-cell table:formula="of:=([.D129]-[.E129])^2" office:value-type="float" office:value="2834.40373652751" calcext:value-type="float">
            <text:p>2834,4037365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6268" calcext:value-type="float">
            <text:p>0,66268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07.8417272" calcext:value-type="float">
            <text:p>2707,8417272</text:p>
          </table:table-cell>
          <table:table-cell table:formula="of:=([.D130]-[.E130])^2" office:value-type="float" office:value="540459.819968194" calcext:value-type="float">
            <text:p>540459,819968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03487" calcext:value-type="float">
            <text:p>0,70348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874.80519998" calcext:value-type="float">
            <text:p>2874,80519998</text:p>
          </table:table-cell>
          <table:table-cell table:formula="of:=([.D131]-[.E131])^2" office:value-type="float" office:value="446482.53866181" calcext:value-type="float">
            <text:p>446482,538661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67347" calcext:value-type="float">
            <text:p>0,667347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726.93694438" calcext:value-type="float">
            <text:p>2726,93694438</text:p>
          </table:table-cell>
          <table:table-cell table:formula="of:=([.D132]-[.E132])^2" office:value-type="float" office:value="530078.635138749" calcext:value-type="float">
            <text:p>530078,6351387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588359" calcext:value-type="float">
            <text:p>0,588359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403.75438286" calcext:value-type="float">
            <text:p>2403,75438286</text:p>
          </table:table-cell>
          <table:table-cell table:formula="of:=([.D133]-[.E133])^2" office:value-type="float" office:value="213671.200917927" calcext:value-type="float">
            <text:p>213671,2009179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32582" calcext:value-type="float">
            <text:p>0,432582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766.38655628" calcext:value-type="float">
            <text:p>1766,38655628</text:p>
          </table:table-cell>
          <table:table-cell table:formula="of:=([.D134]-[.E134])^2" office:value-type="float" office:value="82146.6546495902" calcext:value-type="float">
            <text:p>82146,65464959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6382" calcext:value-type="float">
            <text:p>0,26382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75.8900828" calcext:value-type="float">
            <text:p>1075,8900828</text:p>
          </table:table-cell>
          <table:table-cell table:formula="of:=([.D135]-[.E135])^2" office:value-type="float" office:value="14493.6251995866" calcext:value-type="float">
            <text:p>14493,62519958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02208" calcext:value-type="float">
            <text:p>0,102208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414.64812032" calcext:value-type="float">
            <text:p>414,64812032</text:p>
          </table:table-cell>
          <table:table-cell table:formula="of:=([.D136]-[.E136])^2" office:value-type="float" office:value="96502.2598834507" calcext:value-type="float">
            <text:p>96502,25988345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176461" calcext:value-type="float">
            <text:p>0,0176461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68.659723994" calcext:value-type="float">
            <text:p>68,659723994</text:p>
          </table:table-cell>
          <table:table-cell table:formula="of:=([.D137]-[.E137])^2" office:value-type="float" office:value="1257401.86579219" calcext:value-type="float">
            <text:p>1257401,865792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1318" calcext:value-type="float">
            <text:p>0,21318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868.6944972" calcext:value-type="float">
            <text:p>868,6944972</text:p>
          </table:table-cell>
          <table:table-cell table:formula="of:=([.D138]-[.E138])^2" office:value-type="float" office:value="760793.018105737" calcext:value-type="float">
            <text:p>760793,0181057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0.00367821" calcext:value-type="float">
            <text:p>-0,00367821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-18.5895433434" calcext:value-type="float">
            <text:p>-18,5895433434</text:p>
          </table:table-cell>
          <table:table-cell table:formula="of:=([.D139]-[.E139])^2" office:value-type="float" office:value="226.488754844875" calcext:value-type="float">
            <text:p>226,48875484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-0.0147145" calcext:value-type="float">
            <text:p>-0,0147145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-63.74496533" calcext:value-type="float">
            <text:p>-63,74496533</text:p>
          </table:table-cell>
          <table:table-cell table:formula="of:=([.D140]-[.E140])^2" office:value-type="float" office:value="4647234.16772345" calcext:value-type="float">
            <text:p>4647234,167723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22905" calcext:value-type="float">
            <text:p>0,322905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317.6387237" calcext:value-type="float">
            <text:p>1317,6387237</text:p>
          </table:table-cell>
          <table:table-cell table:formula="of:=([.D141]-[.E141])^2" office:value-type="float" office:value="1745513.21995756" calcext:value-type="float">
            <text:p>1745513,219957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487174" calcext:value-type="float">
            <text:p>-0,0487174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-202.869190796" calcext:value-type="float">
            <text:p>-202,869190796</text:p>
          </table:table-cell>
          <table:table-cell table:formula="of:=([.D142]-[.E142])^2" office:value-type="float" office:value="39732.1263033882" calcext:value-type="float">
            <text:p>39732,12630338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06534" calcext:value-type="float">
            <text:p>0,106534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432.34812236" calcext:value-type="float">
            <text:p>432,34812236</text:p>
          </table:table-cell>
          <table:table-cell table:formula="of:=([.D143]-[.E143])^2" office:value-type="float" office:value="189989.737543215" calcext:value-type="float">
            <text:p>189989,7375432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18004" calcext:value-type="float">
            <text:p>0,18004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733.1008616" calcext:value-type="float">
            <text:p>733,1008616</text:p>
          </table:table-cell>
          <table:table-cell table:formula="of:=([.D144]-[.E144])^2" office:value-type="float" office:value="8766930.00951985" calcext:value-type="float">
            <text:p>8766930,009519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46043" calcext:value-type="float">
            <text:p>0,0246043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97.129477622" calcext:value-type="float">
            <text:p>97,129477622</text:p>
          </table:table-cell>
          <table:table-cell table:formula="of:=([.D145]-[.E145])^2" office:value-type="float" office:value="10134.3437246864" calcext:value-type="float">
            <text:p>10134,34372468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346778" calcext:value-type="float">
            <text:p>0,0346778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138.345605812" calcext:value-type="float">
            <text:p>138,345605812</text:p>
          </table:table-cell>
          <table:table-cell table:formula="of:=([.D146]-[.E146])^2" office:value-type="float" office:value="4633919.75057131" calcext:value-type="float">
            <text:p>4633919,750571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555795" calcext:value-type="float">
            <text:p>0,555795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2270.5174743" calcext:value-type="float">
            <text:p>2270,5174743</text:p>
          </table:table-cell>
          <table:table-cell table:formula="of:=([.D147]-[.E147])^2" office:value-type="float" office:value="5171291.91532396" calcext:value-type="float">
            <text:p>5171291,915323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168691" calcext:value-type="float">
            <text:p>0,168691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686.66597414" calcext:value-type="float">
            <text:p>686,66597414</text:p>
          </table:table-cell>
          <table:table-cell table:formula="of:=([.D148]-[.E148])^2" office:value-type="float" office:value="476384.286738546" calcext:value-type="float">
            <text:p>476384,2867385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141604" calcext:value-type="float">
            <text:p>-0,141604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582.91843016" calcext:value-type="float">
            <text:p>-582,91843016</text:p>
          </table:table-cell>
          <table:table-cell table:formula="of:=([.D149]-[.E149])^2" office:value-type="float" office:value="17163765.1448367" calcext:value-type="float">
            <text:p>17163765,14483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111494" calcext:value-type="float">
            <text:p>0,111494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452.64216076" calcext:value-type="float">
            <text:p>452,64216076</text:p>
          </table:table-cell>
          <table:table-cell table:formula="of:=([.D150]-[.E150])^2" office:value-type="float" office:value="207792.075509587" calcext:value-type="float">
            <text:p>207792,0755095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153053" calcext:value-type="float">
            <text:p>-0,153053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-629.76247162" calcext:value-type="float">
            <text:p>-629,76247162</text:p>
          </table:table-cell>
          <table:table-cell table:formula="of:=([.D151]-[.E151])^2" office:value-type="float" office:value="15910210.4476186" calcext:value-type="float">
            <text:p>15910210,44761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90636" calcext:value-type="float">
            <text:p>0,90636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3704.8681944" calcext:value-type="float">
            <text:p>3704,8681944</text:p>
          </table:table-cell>
          <table:table-cell table:formula="of:=([.D152]-[.E152])^2" office:value-type="float" office:value="13416165.3037151" calcext:value-type="float">
            <text:p>13416165,3037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102783" calcext:value-type="float">
            <text:p>0,102783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417.00075582" calcext:value-type="float">
            <text:p>417,00075582</text:p>
          </table:table-cell>
          <table:table-cell table:formula="of:=([.D153]-[.E153])^2" office:value-type="float" office:value="10929643.5632036" calcext:value-type="float">
            <text:p>10929643,56320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613937" calcext:value-type="float">
            <text:p>0,613937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2508.40779298" calcext:value-type="float">
            <text:p>2508,40779298</text:p>
          </table:table-cell>
          <table:table-cell table:formula="of:=([.D154]-[.E154])^2" office:value-type="float" office:value="5123013.98562038" calcext:value-type="float">
            <text:p>5123013,98562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0953323" calcext:value-type="float">
            <text:p>0,0953323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386.515918742" calcext:value-type="float">
            <text:p>386,515918742</text:p>
          </table:table-cell>
          <table:table-cell table:formula="of:=([.D155]-[.E155])^2" office:value-type="float" office:value="150797.018150212" calcext:value-type="float">
            <text:p>150797,0181502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104401" calcext:value-type="float">
            <text:p>0,104401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423.62086754" calcext:value-type="float">
            <text:p>423,62086754</text:p>
          </table:table-cell>
          <table:table-cell table:formula="of:=([.D156]-[.E156])^2" office:value-type="float" office:value="182466.406757525" calcext:value-type="float">
            <text:p>182466,4067575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288878" calcext:value-type="float">
            <text:p>0,288878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178.41589212" calcext:value-type="float">
            <text:p>1178,41589212</text:p>
          </table:table-cell>
          <table:table-cell table:formula="of:=([.D157]-[.E157])^2" office:value-type="float" office:value="2711235.5476995" calcext:value-type="float">
            <text:p>2711235,54769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545305" calcext:value-type="float">
            <text:p>0,0545305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219.57372197" calcext:value-type="float">
            <text:p>219,57372197</text:p>
          </table:table-cell>
          <table:table-cell table:formula="of:=([.D158]-[.E158])^2" office:value-type="float" office:value="3472350.42963092" calcext:value-type="float">
            <text:p>3472350,429630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74071" calcext:value-type="float">
            <text:p>0,474071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936.14045934" calcext:value-type="float">
            <text:p>1936,14045934</text:p>
          </table:table-cell>
          <table:table-cell table:formula="of:=([.D159]-[.E159])^2" office:value-type="float" office:value="929760.623503402" calcext:value-type="float">
            <text:p>929760,6235034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50107" calcext:value-type="float">
            <text:p>0,350107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428.93679478" calcext:value-type="float">
            <text:p>1428,93679478</text:p>
          </table:table-cell>
          <table:table-cell table:formula="of:=([.D160]-[.E160])^2" office:value-type="float" office:value="1758108.33279836" calcext:value-type="float">
            <text:p>1758108,332798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237564" calcext:value-type="float">
            <text:p>0,237564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968.46260856" calcext:value-type="float">
            <text:p>968,46260856</text:p>
          </table:table-cell>
          <table:table-cell table:formula="of:=([.D161]-[.E161])^2" office:value-type="float" office:value="939877.139392908" calcext:value-type="float">
            <text:p>939877,1393929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270303" calcext:value-type="float">
            <text:p>0,0270303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107.055553662" calcext:value-type="float">
            <text:p>107,055553662</text:p>
          </table:table-cell>
          <table:table-cell table:formula="of:=([.D162]-[.E162])^2" office:value-type="float" office:value="12231.3764898043" calcext:value-type="float">
            <text:p>12231,37648980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14836" calcext:value-type="float">
            <text:p>0,01483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57.16208744" calcext:value-type="float">
            <text:p>57,16208744</text:p>
          </table:table-cell>
          <table:table-cell table:formula="of:=([.D163]-[.E163])^2" office:value-type="float" office:value="3684.7434195734" calcext:value-type="float">
            <text:p>3684,74341957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0638064" calcext:value-type="float">
            <text:p>0,00638064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22.5666437856" calcext:value-type="float">
            <text:p>22,5666437856</text:p>
          </table:table-cell>
          <table:table-cell table:formula="of:=([.D164]-[.E164])^2" office:value-type="float" office:value="681.556849748207" calcext:value-type="float">
            <text:p>681,55684974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403922" calcext:value-type="float">
            <text:p>0,0403922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161.726301988" calcext:value-type="float">
            <text:p>161,726301988</text:p>
          </table:table-cell>
          <table:table-cell table:formula="of:=([.D165]-[.E165])^2" office:value-type="float" office:value="27312.9505727888" calcext:value-type="float">
            <text:p>27312,95057278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458522" calcext:value-type="float">
            <text:p>0,0458522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184.066110388" calcext:value-type="float">
            <text:p>184,066110388</text:p>
          </table:table-cell>
          <table:table-cell table:formula="of:=([.D166]-[.E166])^2" office:value-type="float" office:value="35196.0526549144" calcext:value-type="float">
            <text:p>35196,05265491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184.633606986" calcext:value-type="float">
            <text:p>184,633606986</text:p>
          </table:table-cell>
          <table:table-cell table:formula="of:=([.D167]-[.E167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184.633606986" calcext:value-type="float">
            <text:p>184,633606986</text:p>
          </table:table-cell>
          <table:table-cell table:formula="of:=([.D168]-[.E168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184.633606986" calcext:value-type="float">
            <text:p>184,633606986</text:p>
          </table:table-cell>
          <table:table-cell table:formula="of:=([.D169]-[.E169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184.633606986" calcext:value-type="float">
            <text:p>184,633606986</text:p>
          </table:table-cell>
          <table:table-cell table:formula="of:=([.D170]-[.E170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184.633606986" calcext:value-type="float">
            <text:p>184,633606986</text:p>
          </table:table-cell>
          <table:table-cell table:formula="of:=([.D171]-[.E171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459909" calcext:value-type="float">
            <text:p>0,0459909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184.633606986" calcext:value-type="float">
            <text:p>184,633606986</text:p>
          </table:table-cell>
          <table:table-cell table:formula="of:=([.D172]-[.E172])^2" office:value-type="float" office:value="22225.9217692673" calcext:value-type="float">
            <text:p>22225,92176926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615886" calcext:value-type="float">
            <text:p>0,0615886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248.452220444" calcext:value-type="float">
            <text:p>248,452220444</text:p>
          </table:table-cell>
          <table:table-cell table:formula="of:=([.D173]-[.E173])^2" office:value-type="float" office:value="748.151272295371" calcext:value-type="float">
            <text:p>748,15127229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34858" calcext:value-type="float">
            <text:p>0,134858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48.23690132" calcext:value-type="float">
            <text:p>548,23690132</text:p>
          </table:table-cell>
          <table:table-cell table:formula="of:=([.D174]-[.E174])^2" office:value-type="float" office:value="475774.496846157" calcext:value-type="float">
            <text:p>475774,4968461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8884" calcext:value-type="float">
            <text:p>0,38884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587.4144136" calcext:value-type="float">
            <text:p>1587,4144136</text:p>
          </table:table-cell>
          <table:table-cell table:formula="of:=([.D175]-[.E175])^2" office:value-type="float" office:value="581536.365307446" calcext:value-type="float">
            <text:p>581536,3653074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71694" calcext:value-type="float">
            <text:p>0,571694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335.56886876" calcext:value-type="float">
            <text:p>2335,56886876</text:p>
          </table:table-cell>
          <table:table-cell table:formula="of:=([.D176]-[.E176])^2" office:value-type="float" office:value="425668.658807816" calcext:value-type="float">
            <text:p>425668,6588078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755396" calcext:value-type="float">
            <text:p>0,755396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3087.19294984" calcext:value-type="float">
            <text:p>3087,19294984</text:p>
          </table:table-cell>
          <table:table-cell table:formula="of:=([.D177]-[.E177])^2" office:value-type="float" office:value="99733.1232412545" calcext:value-type="float">
            <text:p>99733,12324125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53224" calcext:value-type="float">
            <text:p>0,753224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078.30612496" calcext:value-type="float">
            <text:p>3078,30612496</text:p>
          </table:table-cell>
          <table:table-cell table:formula="of:=([.D178]-[.E178])^2" office:value-type="float" office:value="304367.450836067" calcext:value-type="float">
            <text:p>304367,45083606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31704" calcext:value-type="float">
            <text:p>0,731704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2990.25618416" calcext:value-type="float">
            <text:p>2990,25618416</text:p>
          </table:table-cell>
          <table:table-cell table:formula="of:=([.D179]-[.E179])^2" office:value-type="float" office:value="256790.912664129" calcext:value-type="float">
            <text:p>256790,9126641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21807" calcext:value-type="float">
            <text:p>0,621807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540.60821278" calcext:value-type="float">
            <text:p>2540,60821278</text:p>
          </table:table-cell>
          <table:table-cell table:formula="of:=([.D180]-[.E180])^2" office:value-type="float" office:value="723162.752654864" calcext:value-type="float">
            <text:p>723162,7526548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65017" calcext:value-type="float">
            <text:p>0,565017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308.24965618" calcext:value-type="float">
            <text:p>2308,24965618</text:p>
          </table:table-cell>
          <table:table-cell table:formula="of:=([.D181]-[.E181])^2" office:value-type="float" office:value="341933.290139897" calcext:value-type="float">
            <text:p>341933,2901398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18514" calcext:value-type="float">
            <text:p>0,418514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708.82677156" calcext:value-type="float">
            <text:p>1708,82677156</text:p>
          </table:table-cell>
          <table:table-cell table:formula="of:=([.D182]-[.E182])^2" office:value-type="float" office:value="146057.260733572" calcext:value-type="float">
            <text:p>146057,26073357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55731" calcext:value-type="float">
            <text:p>0,255731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42.79361574" calcext:value-type="float">
            <text:p>1042,79361574</text:p>
          </table:table-cell>
          <table:table-cell table:formula="of:=([.D183]-[.E183])^2" office:value-type="float" office:value="6161.01028987692" calcext:value-type="float">
            <text:p>6161,01028987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05003" calcext:value-type="float">
            <text:p>0,105003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426.08397462" calcext:value-type="float">
            <text:p>426,08397462</text:p>
          </table:table-cell>
          <table:table-cell table:formula="of:=([.D184]-[.E184])^2" office:value-type="float" office:value="110173.632543956" calcext:value-type="float">
            <text:p>110173,63254395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199611" calcext:value-type="float">
            <text:p>0,0199611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78.131639094" calcext:value-type="float">
            <text:p>78,131639094</text:p>
          </table:table-cell>
          <table:table-cell table:formula="of:=([.D185]-[.E185])^2" office:value-type="float" office:value="6299.85678618256" calcext:value-type="float">
            <text:p>6299,85678618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253385" calcext:value-type="float">
            <text:p>0,0253385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100.13348629" calcext:value-type="float">
            <text:p>100,13348629</text:p>
          </table:table-cell>
          <table:table-cell table:formula="of:=([.D186]-[.E186])^2" office:value-type="float" office:value="10748.1917595228" calcext:value-type="float">
            <text:p>10748,19175952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14524" calcext:value-type="float">
            <text:p>0,014524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55.88552696" calcext:value-type="float">
            <text:p>55,88552696</text:p>
          </table:table-cell>
          <table:table-cell table:formula="of:=([.D187]-[.E187])^2" office:value-type="float" office:value="3531.39325447369" calcext:value-type="float">
            <text:p>3531,39325447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0616869" calcext:value-type="float">
            <text:p>0,00616869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21.6994418826" calcext:value-type="float">
            <text:p>21,6994418826</text:p>
          </table:table-cell>
          <table:table-cell table:formula="of:=([.D188]-[.E188])^2" office:value-type="float" office:value="637.029426545143" calcext:value-type="float">
            <text:p>637,02942654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408492" calcext:value-type="float">
            <text:p>0,0408492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163.596135768" calcext:value-type="float">
            <text:p>163,596135768</text:p>
          </table:table-cell>
          <table:table-cell table:formula="of:=([.D189]-[.E189])^2" office:value-type="float" office:value="27934.4878794593" calcext:value-type="float">
            <text:p>27934,48787945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458648" calcext:value-type="float">
            <text:p>0,0458648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184.117663792" calcext:value-type="float">
            <text:p>184,117663792</text:p>
          </table:table-cell>
          <table:table-cell table:formula="of:=([.D190]-[.E190])^2" office:value-type="float" office:value="35215.3987798713" calcext:value-type="float">
            <text:p>35215,39877987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184.633606986" calcext:value-type="float">
            <text:p>184,633606986</text:p>
          </table:table-cell>
          <table:table-cell table:formula="of:=([.D191]-[.E191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459909" calcext:value-type="float">
            <text:p>0,0459909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184.633606986" calcext:value-type="float">
            <text:p>184,633606986</text:p>
          </table:table-cell>
          <table:table-cell table:formula="of:=([.D192]-[.E192])^2" office:value-type="float" office:value="35379.205050755" calcext:value-type="float">
            <text:p>35379,2050507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460228" calcext:value-type="float">
            <text:p>0,0460228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184.764127112" calcext:value-type="float">
            <text:p>184,764127112</text:p>
          </table:table-cell>
          <table:table-cell table:formula="of:=([.D193]-[.E193])^2" office:value-type="float" office:value="35304.20264664" calcext:value-type="float">
            <text:p>35304,202646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461576" calcext:value-type="float">
            <text:p>0,0461576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185.315666704" calcext:value-type="float">
            <text:p>185,315666704</text:p>
          </table:table-cell>
          <table:table-cell table:formula="of:=([.D194]-[.E194])^2" office:value-type="float" office:value="35666.4628462123" calcext:value-type="float">
            <text:p>35666,46284621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460047" calcext:value-type="float">
            <text:p>0,0460047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184.690070238" calcext:value-type="float">
            <text:p>184,690070238</text:p>
          </table:table-cell>
          <table:table-cell table:formula="of:=([.D195]-[.E195])^2" office:value-type="float" office:value="35430.5593418024" calcext:value-type="float">
            <text:p>35430,55934180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459901" calcext:value-type="float">
            <text:p>0,0459901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184.630333754" calcext:value-type="float">
            <text:p>184,630333754</text:p>
          </table:table-cell>
          <table:table-cell table:formula="of:=([.D196]-[.E196])^2" office:value-type="float" office:value="28832.1561565614" calcext:value-type="float">
            <text:p>28832,15615656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533486" calcext:value-type="float">
            <text:p>0,0533486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14.737930844" calcext:value-type="float">
            <text:p>214,737930844</text:p>
          </table:table-cell>
          <table:table-cell table:formula="of:=([.D197]-[.E197])^2" office:value-type="float" office:value="563.487308564798" calcext:value-type="float">
            <text:p>563,4873085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22927" calcext:value-type="float">
            <text:p>0,122927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499.42073758" calcext:value-type="float">
            <text:p>499,42073758</text:p>
          </table:table-cell>
          <table:table-cell table:formula="of:=([.D198]-[.E198])^2" office:value-type="float" office:value="76827.2477412807" calcext:value-type="float">
            <text:p>76827,24774128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09673" calcext:value-type="float">
            <text:p>0,309673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263.49946642" calcext:value-type="float">
            <text:p>1263,49946642</text:p>
          </table:table-cell>
          <table:table-cell table:formula="of:=([.D199]-[.E199])^2" office:value-type="float" office:value="843645.247104903" calcext:value-type="float">
            <text:p>843645,2471049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03445" calcext:value-type="float">
            <text:p>0,503445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056.3253553" calcext:value-type="float">
            <text:p>2056,3253553</text:p>
          </table:table-cell>
          <table:table-cell table:formula="of:=([.D200]-[.E200])^2" office:value-type="float" office:value="1013393.18356771" calcext:value-type="float">
            <text:p>1013393,183567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775224" calcext:value-type="float">
            <text:p>0,775224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3168.32000496" calcext:value-type="float">
            <text:p>3168,32000496</text:p>
          </table:table-cell>
          <table:table-cell table:formula="of:=([.D201]-[.E201])^2" office:value-type="float" office:value="138145.714009843" calcext:value-type="float">
            <text:p>138145,7140098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87825" calcext:value-type="float">
            <text:p>0,787825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219.8775005" calcext:value-type="float">
            <text:p>3219,8775005</text:p>
          </table:table-cell>
          <table:table-cell table:formula="of:=([.D202]-[.E202])^2" office:value-type="float" office:value="296068.348212091" calcext:value-type="float">
            <text:p>296068,3482120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34296" calcext:value-type="float">
            <text:p>0,734296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000.86145584" calcext:value-type="float">
            <text:p>3000,86145584</text:p>
          </table:table-cell>
          <table:table-cell table:formula="of:=([.D203]-[.E203])^2" office:value-type="float" office:value="502876.036057384" calcext:value-type="float">
            <text:p>502876,03605738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656273" calcext:value-type="float">
            <text:p>0,656273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681.62723042" calcext:value-type="float">
            <text:p>2681,62723042</text:p>
          </table:table-cell>
          <table:table-cell table:formula="of:=([.D204]-[.E204])^2" office:value-type="float" office:value="501791.473714343" calcext:value-type="float">
            <text:p>501791,4737143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40385" calcext:value-type="float">
            <text:p>0,540385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207.4668429" calcext:value-type="float">
            <text:p>2207,4668429</text:p>
          </table:table-cell>
          <table:table-cell table:formula="of:=([.D205]-[.E205])^2" office:value-type="float" office:value="365460.411762161" calcext:value-type="float">
            <text:p>365460,4117621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94283" calcext:value-type="float">
            <text:p>0,39428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609.68466582" calcext:value-type="float">
            <text:p>1609,68466582</text:p>
          </table:table-cell>
          <table:table-cell table:formula="of:=([.D206]-[.E206])^2" office:value-type="float" office:value="237475.605744808" calcext:value-type="float">
            <text:p>237475,6057448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44264" calcext:value-type="float">
            <text:p>0,244264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995.87592656" calcext:value-type="float">
            <text:p>995,87592656</text:p>
          </table:table-cell>
          <table:table-cell table:formula="of:=([.D207]-[.E207])^2" office:value-type="float" office:value="1337.67766931309" calcext:value-type="float">
            <text:p>1337,67766931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878908" calcext:value-type="float">
            <text:p>0,0878908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356.068723832" calcext:value-type="float">
            <text:p>356,068723832</text:p>
          </table:table-cell>
          <table:table-cell table:formula="of:=([.D208]-[.E208])^2" office:value-type="float" office:value="67849.2535484696" calcext:value-type="float">
            <text:p>67849,25354846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160797" calcext:value-type="float">
            <text:p>0,0160797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62.250735738" calcext:value-type="float">
            <text:p>62,250735738</text:p>
          </table:table-cell>
          <table:table-cell table:formula="of:=([.D209]-[.E209])^2" office:value-type="float" office:value="4328.42090894735" calcext:value-type="float">
            <text:p>4328,42090894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278593" calcext:value-type="float">
            <text:p>0,0278593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10.447440322" calcext:value-type="float">
            <text:p>110,447440322</text:p>
          </table:table-cell>
          <table:table-cell table:formula="of:=([.D210]-[.E210])^2" office:value-type="float" office:value="12993.1365511615" calcext:value-type="float">
            <text:p>12993,13655116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14039" calcext:value-type="float">
            <text:p>0,014039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53.90113006" calcext:value-type="float">
            <text:p>53,90113006</text:p>
          </table:table-cell>
          <table:table-cell table:formula="of:=([.D211]-[.E211])^2" office:value-type="float" office:value="3084.81705009327" calcext:value-type="float">
            <text:p>3084,81705009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072708" calcext:value-type="float">
            <text:p>0,0072708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26.208769032" calcext:value-type="float">
            <text:p>26,208769032</text:p>
          </table:table-cell>
          <table:table-cell table:formula="of:=([.D212]-[.E212])^2" office:value-type="float" office:value="884.989258919282" calcext:value-type="float">
            <text:p>884,98925891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406961" calcext:value-type="float">
            <text:p>0,0406961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162.969720994" calcext:value-type="float">
            <text:p>162,969720994</text:p>
          </table:table-cell>
          <table:table-cell table:formula="of:=([.D213]-[.E213])^2" office:value-type="float" office:value="27725.4871854997" calcext:value-type="float">
            <text:p>27725,48718549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459636" calcext:value-type="float">
            <text:p>0,0459636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184.521907944" calcext:value-type="float">
            <text:p>184,521907944</text:p>
          </table:table-cell>
          <table:table-cell table:formula="of:=([.D214]-[.E214])^2" office:value-type="float" office:value="35367.2812195375" calcext:value-type="float">
            <text:p>35367,281219537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461122" calcext:value-type="float">
            <text:p>0,0461122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185.129910788" calcext:value-type="float">
            <text:p>185,129910788</text:p>
          </table:table-cell>
          <table:table-cell table:formula="of:=([.D215]-[.E215])^2" office:value-type="float" office:value="35596.3352367519" calcext:value-type="float">
            <text:p>35596,33523675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458867" calcext:value-type="float">
            <text:p>0,0458867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184.207268518" calcext:value-type="float">
            <text:p>184,207268518</text:p>
          </table:table-cell>
          <table:table-cell table:formula="of:=([.D216]-[.E216])^2" office:value-type="float" office:value="35234.0186545802" calcext:value-type="float">
            <text:p>35234,01865458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460069" calcext:value-type="float">
            <text:p>0,0460069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184.699071626" calcext:value-type="float">
            <text:p>184,699071626</text:p>
          </table:table-cell>
          <table:table-cell table:formula="of:=([.D217]-[.E217])^2" office:value-type="float" office:value="35433.9480866184" calcext:value-type="float">
            <text:p>35433,94808661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459923" calcext:value-type="float">
            <text:p>0,0459923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184.639335142" calcext:value-type="float">
            <text:p>184,639335142</text:p>
          </table:table-cell>
          <table:table-cell table:formula="of:=([.D218]-[.E218])^2" office:value-type="float" office:value="35411.4621744852" calcext:value-type="float">
            <text:p>35411,462174485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459903" calcext:value-type="float">
            <text:p>0,0459903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184.631152062" calcext:value-type="float">
            <text:p>184,631152062</text:p>
          </table:table-cell>
          <table:table-cell table:formula="of:=([.D219]-[.E219])^2" office:value-type="float" office:value="35408.3824683403" calcext:value-type="float">
            <text:p>35408,38246834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459934" calcext:value-type="float">
            <text:p>0,0459934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184.643835836" calcext:value-type="float">
            <text:p>184,643835836</text:p>
          </table:table-cell>
          <table:table-cell table:formula="of:=([.D220]-[.E220])^2" office:value-type="float" office:value="28738.3308927499" calcext:value-type="float">
            <text:p>28738,33089274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534407" calcext:value-type="float">
            <text:p>0,0534407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15.114761678" calcext:value-type="float">
            <text:p>215,114761678</text:p>
          </table:table-cell>
          <table:table-cell table:formula="of:=([.D221]-[.E221])^2" office:value-type="float" office:value="62.1766296003673" calcext:value-type="float">
            <text:p>62,17662960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35083" calcext:value-type="float">
            <text:p>0,135083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549.15749782" calcext:value-type="float">
            <text:p>549,15749782</text:p>
          </table:table-cell>
          <table:table-cell table:formula="of:=([.D222]-[.E222])^2" office:value-type="float" office:value="14651.6788316379" calcext:value-type="float">
            <text:p>14651,67883163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83353" calcext:value-type="float">
            <text:p>0,283353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155.81013362" calcext:value-type="float">
            <text:p>1155,81013362</text:p>
          </table:table-cell>
          <table:table-cell table:formula="of:=([.D223]-[.E223])^2" office:value-type="float" office:value="1044871.24756763" calcext:value-type="float">
            <text:p>1044871,247567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90337" calcext:value-type="float">
            <text:p>0,490337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02.69344898" calcext:value-type="float">
            <text:p>2002,69344898</text:p>
          </table:table-cell>
          <table:table-cell table:formula="of:=([.D224]-[.E224])^2" office:value-type="float" office:value="172480.46587742" calcext:value-type="float">
            <text:p>172480,465877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609609" calcext:value-type="float">
            <text:p>0,609609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490.69960786" calcext:value-type="float">
            <text:p>2490,69960786</text:p>
          </table:table-cell>
          <table:table-cell table:formula="of:=([.D225]-[.E225])^2" office:value-type="float" office:value="44647.4365333317" calcext:value-type="float">
            <text:p>44647,43653333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0162" calcext:value-type="float">
            <text:p>0,60162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458.0122948" calcext:value-type="float">
            <text:p>2458,0122948</text:p>
          </table:table-cell>
          <table:table-cell table:formula="of:=([.D226]-[.E226])^2" office:value-type="float" office:value="1292736.65478084" calcext:value-type="float">
            <text:p>1292736,654780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823035" calcext:value-type="float">
            <text:p>0,823035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363.9406239" calcext:value-type="float">
            <text:p>3363,9406239</text:p>
          </table:table-cell>
          <table:table-cell table:formula="of:=([.D227]-[.E227])^2" office:value-type="float" office:value="116320.900272184" calcext:value-type="float">
            <text:p>116320,9002721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23588" calcext:value-type="float">
            <text:p>0,723588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957.04924552" calcext:value-type="float">
            <text:p>2957,04924552</text:p>
          </table:table-cell>
          <table:table-cell table:formula="of:=([.D228]-[.E228])^2" office:value-type="float" office:value="139838.894061488" calcext:value-type="float">
            <text:p>139838,8940614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61648" calcext:value-type="float">
            <text:p>0,561648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294.46525792" calcext:value-type="float">
            <text:p>2294,46525792</text:p>
          </table:table-cell>
          <table:table-cell table:formula="of:=([.D229]-[.E229])^2" office:value-type="float" office:value="262692.065930386" calcext:value-type="float">
            <text:p>262692,0659303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32508" calcext:value-type="float">
            <text:p>0,432508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766.08378232" calcext:value-type="float">
            <text:p>1766,08378232</text:p>
          </table:table-cell>
          <table:table-cell table:formula="of:=([.D230]-[.E230])^2" office:value-type="float" office:value="68599.908060083" calcext:value-type="float">
            <text:p>68599,9080600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42452" calcext:value-type="float">
            <text:p>0,242452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988.46205608" calcext:value-type="float">
            <text:p>988,46205608</text:p>
          </table:table-cell>
          <table:table-cell table:formula="of:=([.D231]-[.E231])^2" office:value-type="float" office:value="903.636328421957" calcext:value-type="float">
            <text:p>903,6363284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884844" calcext:value-type="float">
            <text:p>0,0884844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358.497461976" calcext:value-type="float">
            <text:p>358,497461976</text:p>
          </table:table-cell>
          <table:table-cell table:formula="of:=([.D232]-[.E232])^2" office:value-type="float" office:value="74151.3935371732" calcext:value-type="float">
            <text:p>74151,39353717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193848" calcext:value-type="float">
            <text:p>0,0193848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75.773684592" calcext:value-type="float">
            <text:p>75,773684592</text:p>
          </table:table-cell>
          <table:table-cell table:formula="of:=([.D233]-[.E233])^2" office:value-type="float" office:value="1378.35656834565" calcext:value-type="float">
            <text:p>1378,35656834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549446" calcext:value-type="float">
            <text:p>0,0549446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221.268028684" calcext:value-type="float">
            <text:p>221,268028684</text:p>
          </table:table-cell>
          <table:table-cell table:formula="of:=([.D234]-[.E234])^2" office:value-type="float" office:value="49514.2721078063" calcext:value-type="float">
            <text:p>49514,27210780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193252" calcext:value-type="float">
            <text:p>0,0193252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75.529828808" calcext:value-type="float">
            <text:p>75,529828808</text:p>
          </table:table-cell>
          <table:table-cell table:formula="of:=([.D235]-[.E235])^2" office:value-type="float" office:value="6252.03782772643" calcext:value-type="float">
            <text:p>6252,03782772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0251044" calcext:value-type="float">
            <text:p>0,00251044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6.7315656776" calcext:value-type="float">
            <text:p>6,7315656776</text:p>
          </table:table-cell>
          <table:table-cell table:formula="of:=([.D236]-[.E236])^2" office:value-type="float" office:value="105.50506146925" calcext:value-type="float">
            <text:p>105,50506146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484823" calcext:value-type="float">
            <text:p>0,0484823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194.827269742" calcext:value-type="float">
            <text:p>194,827269742</text:p>
          </table:table-cell>
          <table:table-cell table:formula="of:=([.D237]-[.E237])^2" office:value-type="float" office:value="39345.6064554668" calcext:value-type="float">
            <text:p>39345,60645546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398542" calcext:value-type="float">
            <text:p>0,0398542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159.525053468" calcext:value-type="float">
            <text:p>159,525053468</text:p>
          </table:table-cell>
          <table:table-cell table:formula="of:=([.D238]-[.E238])^2" office:value-type="float" office:value="26547.8316188792" calcext:value-type="float">
            <text:p>26547,83161887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459177" calcext:value-type="float">
            <text:p>0,0459177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184.334106258" calcext:value-type="float">
            <text:p>184,334106258</text:p>
          </table:table-cell>
          <table:table-cell table:formula="of:=([.D239]-[.E239])^2" office:value-type="float" office:value="35296.6798022423" calcext:value-type="float">
            <text:p>35296,679802242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459955" calcext:value-type="float">
            <text:p>0,0459955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184.65242807" calcext:value-type="float">
            <text:p>184,65242807</text:p>
          </table:table-cell>
          <table:table-cell table:formula="of:=([.D240]-[.E240])^2" office:value-type="float" office:value="35416.3899828821" calcext:value-type="float">
            <text:p>35416,38998288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459896" calcext:value-type="float">
            <text:p>0,0459896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184.628287984" calcext:value-type="float">
            <text:p>184,628287984</text:p>
          </table:table-cell>
          <table:table-cell table:formula="of:=([.D241]-[.E241])^2" office:value-type="float" office:value="35407.3046028296" calcext:value-type="float">
            <text:p>35407,30460282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459986" calcext:value-type="float">
            <text:p>0,0459986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184.665111844" calcext:value-type="float">
            <text:p>184,665111844</text:p>
          </table:table-cell>
          <table:table-cell table:formula="of:=([.D242]-[.E242])^2" office:value-type="float" office:value="35421.1641242125" calcext:value-type="float">
            <text:p>35421,16412421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459837" calcext:value-type="float">
            <text:p>0,0459837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184.604147898" calcext:value-type="float">
            <text:p>184,604147898</text:p>
          </table:table-cell>
          <table:table-cell table:formula="of:=([.D243]-[.E243])^2" office:value-type="float" office:value="35398.2203882645" calcext:value-type="float">
            <text:p>35398,22038826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459909" calcext:value-type="float">
            <text:p>0,0459909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184.633606986" calcext:value-type="float">
            <text:p>184,633606986</text:p>
          </table:table-cell>
          <table:table-cell table:formula="of:=([.D244]-[.E244])^2" office:value-type="float" office:value="35409.3063661216" calcext:value-type="float">
            <text:p>35409,30636612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459909" calcext:value-type="float">
            <text:p>0,0459909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184.633606986" calcext:value-type="float">
            <text:p>184,633606986</text:p>
          </table:table-cell>
          <table:table-cell table:formula="of:=([.D245]-[.E245])^2" office:value-type="float" office:value="27773.4292110258" calcext:value-type="float">
            <text:p>27773,42921102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545841" calcext:value-type="float">
            <text:p>0,0545841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19.793028514" calcext:value-type="float">
            <text:p>219,793028514</text:p>
          </table:table-cell>
          <table:table-cell table:formula="of:=([.D246]-[.E246])^2" office:value-type="float" office:value="3527.55265691561" calcext:value-type="float">
            <text:p>3527,55265691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11291" calcext:value-type="float">
            <text:p>0,111291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51.81157814" calcext:value-type="float">
            <text:p>451,81157814</text:p>
          </table:table-cell>
          <table:table-cell table:formula="of:=([.D247]-[.E247])^2" office:value-type="float" office:value="709284.533383634" calcext:value-type="float">
            <text:p>709284,53338363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8861" calcext:value-type="float">
            <text:p>0,38861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586.4733594" calcext:value-type="float">
            <text:p>1586,4733594</text:p>
          </table:table-cell>
          <table:table-cell table:formula="of:=([.D248]-[.E248])^2" office:value-type="float" office:value="738785.243722316" calcext:value-type="float">
            <text:p>738785,2437223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80281" calcext:value-type="float">
            <text:p>0,580281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370.70292274" calcext:value-type="float">
            <text:p>2370,70292274</text:p>
          </table:table-cell>
          <table:table-cell table:formula="of:=([.D249]-[.E249])^2" office:value-type="float" office:value="553976.733509438" calcext:value-type="float">
            <text:p>553976,7335094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84794" calcext:value-type="float">
            <text:p>0,784794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3207.47604276" calcext:value-type="float">
            <text:p>3207,47604276</text:p>
          </table:table-cell>
          <table:table-cell table:formula="of:=([.D250]-[.E250])^2" office:value-type="float" office:value="104666.587584016" calcext:value-type="float">
            <text:p>104666,5875840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65287" calcext:value-type="float">
            <text:p>0,765287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127.66237198" calcext:value-type="float">
            <text:p>3127,66237198</text:p>
          </table:table-cell>
          <table:table-cell table:formula="of:=([.D251]-[.E251])^2" office:value-type="float" office:value="310624.87063063" calcext:value-type="float">
            <text:p>310624,870630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19371" calcext:value-type="float">
            <text:p>0,719371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2939.79522134" calcext:value-type="float">
            <text:p>2939,79522134</text:p>
          </table:table-cell>
          <table:table-cell table:formula="of:=([.D252]-[.E252])^2" office:value-type="float" office:value="484700.248803876" calcext:value-type="float">
            <text:p>484700,2488038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41159" calcext:value-type="float">
            <text:p>0,641159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619.78769486" calcext:value-type="float">
            <text:p>2619,78769486</text:p>
          </table:table-cell>
          <table:table-cell table:formula="of:=([.D253]-[.E253])^2" office:value-type="float" office:value="546431.939654744" calcext:value-type="float">
            <text:p>546431,939654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37772" calcext:value-type="float">
            <text:p>0,537772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196.77564888" calcext:value-type="float">
            <text:p>2196,77564888</text:p>
          </table:table-cell>
          <table:table-cell table:formula="of:=([.D254]-[.E254])^2" office:value-type="float" office:value="369936.175267253" calcext:value-type="float">
            <text:p>369936,175267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94994" calcext:value-type="float">
            <text:p>0,394994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612.59375076" calcext:value-type="float">
            <text:p>1612,59375076</text:p>
          </table:table-cell>
          <table:table-cell table:formula="of:=([.D255]-[.E255])^2" office:value-type="float" office:value="175062.720544112" calcext:value-type="float">
            <text:p>175062,7205441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38957" calcext:value-type="float">
            <text:p>0,238957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974.16212378" calcext:value-type="float">
            <text:p>974,16212378</text:p>
          </table:table-cell>
          <table:table-cell table:formula="of:=([.D256]-[.E256])^2" office:value-type="float" office:value="996.168653604924" calcext:value-type="float">
            <text:p>996,16865360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918479" calcext:value-type="float">
            <text:p>0,0918479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372.259356766" calcext:value-type="float">
            <text:p>372,259356766</text:p>
          </table:table-cell>
          <table:table-cell table:formula="of:=([.D257]-[.E257])^2" office:value-type="float" office:value="141225.156545739" calcext:value-type="float">
            <text:p>141225,15654573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0504267" calcext:value-type="float">
            <text:p>0,00504267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17.0922860118" calcext:value-type="float">
            <text:p>17,0922860118</text:p>
          </table:table-cell>
          <table:table-cell table:formula="of:=([.D258]-[.E258])^2" office:value-type="float" office:value="104.401822662718" calcext:value-type="float">
            <text:p>104,40182266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318169" calcext:value-type="float">
            <text:p>0,0318169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26.640119026" calcext:value-type="float">
            <text:p>126,640119026</text:p>
          </table:table-cell>
          <table:table-cell table:formula="of:=([.D259]-[.E259])^2" office:value-type="float" office:value="65464.3156545765" calcext:value-type="float">
            <text:p>65464,31565457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382" calcext:value-type="float">
            <text:p>0,1382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561.910828" calcext:value-type="float">
            <text:p>561,910828</text:p>
          </table:table-cell>
          <table:table-cell table:formula="of:=([.D260]-[.E260])^2" office:value-type="float" office:value="418724.595331346" calcext:value-type="float">
            <text:p>418724,5953313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24393" calcext:value-type="float">
            <text:p>0,324393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323.72693522" calcext:value-type="float">
            <text:p>1323,72693522</text:p>
          </table:table-cell>
          <table:table-cell table:formula="of:=([.D261]-[.E261])^2" office:value-type="float" office:value="507330.902482015" calcext:value-type="float">
            <text:p>507330,9024820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45897" calcext:value-type="float">
            <text:p>0,545897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230.01941138" calcext:value-type="float">
            <text:p>2230,01941138</text:p>
          </table:table-cell>
          <table:table-cell table:formula="of:=([.D262]-[.E262])^2" office:value-type="float" office:value="324877.385962715" calcext:value-type="float">
            <text:p>324877,3859627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713092" calcext:value-type="float">
            <text:p>0,713092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914.10444168" calcext:value-type="float">
            <text:p>2914,10444168</text:p>
          </table:table-cell>
          <table:table-cell table:formula="of:=([.D263]-[.E263])^2" office:value-type="float" office:value="2396625.11295412" calcext:value-type="float">
            <text:p>2396625,112954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277288" calcext:value-type="float">
            <text:p>0,277288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130.99494352" calcext:value-type="float">
            <text:p>1130,99494352</text:p>
          </table:table-cell>
          <table:table-cell table:formula="of:=([.D264]-[.E264])^2" office:value-type="float" office:value="112227.023797724" calcext:value-type="float">
            <text:p>112227,0237977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1388" calcext:value-type="float">
            <text:p>0,31388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280.7125752" calcext:value-type="float">
            <text:p>1280,7125752</text:p>
          </table:table-cell>
          <table:table-cell table:formula="of:=([.D265]-[.E265])^2" office:value-type="float" office:value="3846650.15639385" calcext:value-type="float">
            <text:p>3846650,156393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59483" calcext:value-type="float">
            <text:p>0,359483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1467.29907382" calcext:value-type="float">
            <text:p>1467,29907382</text:p>
          </table:table-cell>
          <table:table-cell table:formula="of:=([.D266]-[.E266])^2" office:value-type="float" office:value="3149565.00045484" calcext:value-type="float">
            <text:p>3149565,0004548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68183" calcext:value-type="float">
            <text:p>0,568183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321.20347182" calcext:value-type="float">
            <text:p>2321,20347182</text:p>
          </table:table-cell>
          <table:table-cell table:formula="of:=([.D267]-[.E267])^2" office:value-type="float" office:value="141222.388882719" calcext:value-type="float">
            <text:p>141222,3888827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77967" calcext:value-type="float">
            <text:p>0,477967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1952.08109918" calcext:value-type="float">
            <text:p>1952,08109918</text:p>
          </table:table-cell>
          <table:table-cell table:formula="of:=([.D268]-[.E268])^2" office:value-type="float" office:value="437.648241798756" calcext:value-type="float">
            <text:p>437,64824179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24281" calcext:value-type="float">
            <text:p>0,324281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323.26868274" calcext:value-type="float">
            <text:p>1323,26868274</text:p>
          </table:table-cell>
          <table:table-cell table:formula="of:=([.D269]-[.E269])^2" office:value-type="float" office:value="148509.94285432" calcext:value-type="float">
            <text:p>148509,942854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15284" calcext:value-type="float">
            <text:p>0,115284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68.14909736" calcext:value-type="float">
            <text:p>468,14909736</text:p>
          </table:table-cell>
          <table:table-cell table:formula="of:=([.D270]-[.E270])^2" office:value-type="float" office:value="121416.739388011" calcext:value-type="float">
            <text:p>121416,7393880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252576" calcext:value-type="float">
            <text:p>0,0252576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99.802480704" calcext:value-type="float">
            <text:p>99,802480704</text:p>
          </table:table-cell>
          <table:table-cell table:formula="of:=([.D271]-[.E271])^2" office:value-type="float" office:value="10239.9177500036" calcext:value-type="float">
            <text:p>10239,91775000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266534" calcext:value-type="float">
            <text:p>0,0266534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105.513452236" calcext:value-type="float">
            <text:p>105,513452236</text:p>
          </table:table-cell>
          <table:table-cell table:formula="of:=([.D272]-[.E272])^2" office:value-type="float" office:value="11892.6554445895" calcext:value-type="float">
            <text:p>11892,65544458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155011" calcext:value-type="float">
            <text:p>0,0155011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59.883370694" calcext:value-type="float">
            <text:p>59,883370694</text:p>
          </table:table-cell>
          <table:table-cell table:formula="of:=([.D273]-[.E273])^2" office:value-type="float" office:value="4022.52395018854" calcext:value-type="float">
            <text:p>4022,523950188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0869567" calcext:value-type="float">
            <text:p>0,00869567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32.0386816318" calcext:value-type="float">
            <text:p>32,0386816318</text:p>
          </table:table-cell>
          <table:table-cell table:formula="of:=([.D274]-[.E274])^2" office:value-type="float" office:value="1265.13111230104" calcext:value-type="float">
            <text:p>1265,1311123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394844" calcext:value-type="float">
            <text:p>0,0394844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158.012001976" calcext:value-type="float">
            <text:p>158,012001976</text:p>
          </table:table-cell>
          <table:table-cell table:formula="of:=([.D275]-[.E275])^2" office:value-type="float" office:value="26099.0493424535" calcext:value-type="float">
            <text:p>26099,04934245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458734" calcext:value-type="float">
            <text:p>0,0458734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184.152851036" calcext:value-type="float">
            <text:p>184,152851036</text:p>
          </table:table-cell>
          <table:table-cell table:formula="of:=([.D276]-[.E276])^2" office:value-type="float" office:value="35228.6063300221" calcext:value-type="float">
            <text:p>35228,60633002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459907" calcext:value-type="float">
            <text:p>0,0459907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184.632788678" calcext:value-type="float">
            <text:p>184,632788678</text:p>
          </table:table-cell>
          <table:table-cell table:formula="of:=([.D277]-[.E277])^2" office:value-type="float" office:value="35386.4212720484" calcext:value-type="float">
            <text:p>35386,42127204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460155" calcext:value-type="float">
            <text:p>0,0460155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184.73425887" calcext:value-type="float">
            <text:p>184,73425887</text:p>
          </table:table-cell>
          <table:table-cell table:formula="of:=([.D278]-[.E278])^2" office:value-type="float" office:value="35435.9010014356" calcext:value-type="float">
            <text:p>35435,90100143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460045" calcext:value-type="float">
            <text:p>0,0460045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184.68925193" calcext:value-type="float">
            <text:p>184,68925193</text:p>
          </table:table-cell>
          <table:table-cell table:formula="of:=([.D279]-[.E279])^2" office:value-type="float" office:value="35377.5667611703" calcext:value-type="float">
            <text:p>35377,56676117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46047" calcext:value-type="float">
            <text:p>0,046047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184.86314238" calcext:value-type="float">
            <text:p>184,86314238</text:p>
          </table:table-cell>
          <table:table-cell table:formula="of:=([.D280]-[.E280])^2" office:value-type="float" office:value="35495.7440586585" calcext:value-type="float">
            <text:p>35495,74405865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459994" calcext:value-type="float">
            <text:p>0,0459994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184.668385076" calcext:value-type="float">
            <text:p>184,668385076</text:p>
          </table:table-cell>
          <table:table-cell table:formula="of:=([.D281]-[.E281])^2" office:value-type="float" office:value="35422.3962129159" calcext:value-type="float">
            <text:p>35422,39621291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459875" calcext:value-type="float">
            <text:p>0,0459875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184.61969575" calcext:value-type="float">
            <text:p>184,61969575</text:p>
          </table:table-cell>
          <table:table-cell table:formula="of:=([.D282]-[.E282])^2" office:value-type="float" office:value="35404.0711047326" calcext:value-type="float">
            <text:p>35404,07110473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459982" calcext:value-type="float">
            <text:p>0,0459982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184.663475228" calcext:value-type="float">
            <text:p>184,663475228</text:p>
          </table:table-cell>
          <table:table-cell table:formula="of:=([.D283]-[.E283])^2" office:value-type="float" office:value="35420.5480878964" calcext:value-type="float">
            <text:p>35420,54808789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459832" calcext:value-type="float">
            <text:p>0,0459832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184.602102128" calcext:value-type="float">
            <text:p>184,602102128</text:p>
          </table:table-cell>
          <table:table-cell table:formula="of:=([.D284]-[.E284])^2" office:value-type="float" office:value="35397.4505931428" calcext:value-type="float">
            <text:p>35397,45059314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459909" calcext:value-type="float">
            <text:p>0,0459909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184.633606986" calcext:value-type="float">
            <text:p>184,633606986</text:p>
          </table:table-cell>
          <table:table-cell table:formula="of:=([.D285]-[.E285])^2" office:value-type="float" office:value="35382.9669189745" calcext:value-type="float">
            <text:p>35382,96691897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460188" calcext:value-type="float">
            <text:p>0,0460188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184.747760952" calcext:value-type="float">
            <text:p>184,747760952</text:p>
          </table:table-cell>
          <table:table-cell table:formula="of:=([.D286]-[.E286])^2" office:value-type="float" office:value="35452.2809243175" calcext:value-type="float">
            <text:p>35452,28092431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459934" calcext:value-type="float">
            <text:p>0,0459934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184.643835836" calcext:value-type="float">
            <text:p>184,643835836</text:p>
          </table:table-cell>
          <table:table-cell table:formula="of:=([.D287]-[.E287])^2" office:value-type="float" office:value="35413.1560699506" calcext:value-type="float">
            <text:p>35413,15606995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459899" calcext:value-type="float">
            <text:p>0,0459899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184.629515446" calcext:value-type="float">
            <text:p>184,629515446</text:p>
          </table:table-cell>
          <table:table-cell table:formula="of:=([.D288]-[.E288])^2" office:value-type="float" office:value="35400.2401549123" calcext:value-type="float">
            <text:p>35400,24015491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460033" calcext:value-type="float">
            <text:p>0,0460033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184.684342082" calcext:value-type="float">
            <text:p>184,684342082</text:p>
          </table:table-cell>
          <table:table-cell table:formula="of:=([.D289]-[.E289])^2" office:value-type="float" office:value="27800.3423161208" calcext:value-type="float">
            <text:p>27800,34231612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54569" calcext:value-type="float">
            <text:p>0,054569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19.73124626" calcext:value-type="float">
            <text:p>219,73124626</text:p>
          </table:table-cell>
          <table:table-cell table:formula="of:=([.D290]-[.E290])^2" office:value-type="float" office:value="1291.04293912726" calcext:value-type="float">
            <text:p>1291,0429391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20279" calcext:value-type="float">
            <text:p>0,120279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488.58633966" calcext:value-type="float">
            <text:p>488,58633966</text:p>
          </table:table-cell>
          <table:table-cell table:formula="of:=([.D291]-[.E291])^2" office:value-type="float" office:value="140485.313290909" calcext:value-type="float">
            <text:p>140485,3132909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28694" calcext:value-type="float">
            <text:p>0,328694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341.32464876" calcext:value-type="float">
            <text:p>1341,32464876</text:p>
          </table:table-cell>
          <table:table-cell table:formula="of:=([.D292]-[.E292])^2" office:value-type="float" office:value="372983.459849888" calcext:value-type="float">
            <text:p>372983,4598498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281272" calcext:value-type="float">
            <text:p>0,281272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147.29563888" calcext:value-type="float">
            <text:p>1147,29563888</text:p>
          </table:table-cell>
          <table:table-cell table:formula="of:=([.D293]-[.E293])^2" office:value-type="float" office:value="277723.143522034" calcext:value-type="float">
            <text:p>277723,1435220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26405" calcext:value-type="float">
            <text:p>0,226405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922.8051137" calcext:value-type="float">
            <text:p>922,8051137</text:p>
          </table:table-cell>
          <table:table-cell table:formula="of:=([.D294]-[.E294])^2" office:value-type="float" office:value="1158192.82537819" calcext:value-type="float">
            <text:p>1158192,825378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470709" calcext:value-type="float">
            <text:p>0,470709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1922.38470186" calcext:value-type="float">
            <text:p>1922,38470186</text:p>
          </table:table-cell>
          <table:table-cell table:formula="of:=([.D295]-[.E295])^2" office:value-type="float" office:value="3145717.70737027" calcext:value-type="float">
            <text:p>3145717,707370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674267" calcext:value-type="float">
            <text:p>0,67426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755.25040118" calcext:value-type="float">
            <text:p>2755,25040118</text:p>
          </table:table-cell>
          <table:table-cell table:formula="of:=([.D296]-[.E296])^2" office:value-type="float" office:value="756466.684445459" calcext:value-type="float">
            <text:p>756466,684445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733.39792982802" calcext:value-type="float">
            <text:p>733,39792982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38:01.4166544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38:34.413311357</dc:date>
    <meta:editing-duration>PT41M58S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184.927788712">
                <text:p>184.927788712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252.566673068">
                <text:p>252.566673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599.28295436">
                <text:p>599.28295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668.74195418">
                <text:p>1668.74195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58.74335132">
                <text:p>2358.7433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969.37705554">
                <text:p>2969.37705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17.90834886">
                <text:p>2517.90834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796.71406754">
                <text:p>2796.71406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15.95658016">
                <text:p>2815.95658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367.8347532">
                <text:p>2367.8347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45.75578658">
                <text:p>1345.75578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131.58003374">
                <text:p>1131.58003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444.9746148">
                <text:p>444.9746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7.8134506844">
                <text:p>7.8134506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83.062455626">
                <text:p>183.062455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62.951207386">
                <text:p>62.9512073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32.903755934">
                <text:p>32.903755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47.541751116">
                <text:p>147.54175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84.34556257">
                <text:p>184.34556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185.153232566">
                <text:p>185.153232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186.35655448">
                <text:p>186.35655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185.36026449">
                <text:p>185.36026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185.365583492">
                <text:p>185.365583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185.956401868">
                <text:p>185.956401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184.766172882">
                <text:p>184.76617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20.070434926">
                <text:p>220.070434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39.88739732">
                <text:p>639.88739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479.77417928">
                <text:p>1479.77417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859.89461144">
                <text:p>1859.89461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852.12477698">
                <text:p>1852.12477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126.13010246">
                <text:p>1126.13010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070.43707676">
                <text:p>2070.43707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484.83643104">
                <text:p>2484.83643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49.6124673">
                <text:p>2149.6124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602.08667604">
                <text:p>1602.08667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957.9719">
                <text:p>957.9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489.40055612">
                <text:p>489.40055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03.093408004">
                <text:p>203.093408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58.624403836">
                <text:p>58.624403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17.006178942">
                <text:p>117.006178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183.937226878">
                <text:p>183.937226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160.049179742">
                <text:p>160.049179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179.492177822">
                <text:p>179.492177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06.556896614">
                <text:p>206.5568966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166.603826822">
                <text:p>166.603826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184.118891254">
                <text:p>184.118891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185.27843369">
                <text:p>185.27843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185.359037028">
                <text:p>185.359037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184.684751236">
                <text:p>184.684751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184.699889934">
                <text:p>184.699889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184.653246378">
                <text:p>184.653246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184.574279656">
                <text:p>184.5742796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247.460840302">
                <text:p>247.460840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64.90583528">
                <text:p>564.90583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632.44590284">
                <text:p>1632.44590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70.89931666">
                <text:p>2370.89931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3102.64260488">
                <text:p>3102.64260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314.95670702">
                <text:p>3314.956707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746.50268866">
                <text:p>2746.502688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888.1763527">
                <text:p>2888.17635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206.48078176">
                <text:p>2206.48078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52.92406054">
                <text:p>1652.924060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36.75859424">
                <text:p>1036.75859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50.427717634">
                <text:p>350.4277176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7.1351551832">
                <text:p>7.1351551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90.722125982">
                <text:p>90.7221259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76.391097978">
                <text:p>76.391097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-6.09134932318">
                <text:p>-6.091349323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183.992053514">
                <text:p>183.992053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184.682705466">
                <text:p>184.6827054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37.941872492">
                <text:p>237.941872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689.3418413">
                <text:p>689.3418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989.93501048">
                <text:p>989.93501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410.36529472">
                <text:p>1410.36529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498.59117174">
                <text:p>1498.59117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1993.9089126">
                <text:p>1993.9089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210.7605326">
                <text:p>2210.7605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403.0700789">
                <text:p>1403.0700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14.52219524">
                <text:p>1714.52219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1003.33480398">
                <text:p>1003.33480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124.87809122">
                <text:p>1124.87809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52.96119676">
                <text:p>752.961196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00.299295338">
                <text:p>200.299295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67.95209093">
                <text:p>267.95209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84.36059959">
                <text:p>84.36059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68.574210808">
                <text:p>68.574210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38.623830532">
                <text:p>138.623830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183.884855166">
                <text:p>183.884855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184.895056392">
                <text:p>184.8950563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85.31116601">
                <text:p>185.31116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184.700299088">
                <text:p>184.700299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188.462060964">
                <text:p>188.4620609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185.130729096">
                <text:p>185.130729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184.416755366">
                <text:p>184.416755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19.589269822">
                <text:p>219.5892698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681.14648668">
                <text:p>681.14648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796.0082891">
                <text:p>796.00828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797.80038362">
                <text:p>797.800383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831.56069694">
                <text:p>1831.56069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592.87763628">
                <text:p>2592.87763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432.6784959">
                <text:p>3432.6784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2913.8712239">
                <text:p>2913.87122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1222.08899008">
                <text:p>1222.08899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999.1532501">
                <text:p>999.1532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764.27430486">
                <text:p>764.27430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330.283429598">
                <text:p>330.2834295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78.42704584">
                <text:p>478.427045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37.814422242">
                <text:p>37.814422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194.466805068">
                <text:p>194.466805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69.58809442">
                <text:p>69.58809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150.314587774">
                <text:p>150.3145877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185.019848362">
                <text:p>185.019848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186.58363495">
                <text:p>186.58363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188.054134426">
                <text:p>188.0541344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186.070964988">
                <text:p>186.070964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185.026394826">
                <text:p>185.0263948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184.757580648">
                <text:p>184.757580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184.614785902">
                <text:p>184.6147859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20.79709243">
                <text:p>220.797092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41.77093898">
                <text:p>441.770938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506.00095068">
                <text:p>1506.00095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19.34049198">
                <text:p>2219.34049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3168.23817416">
                <text:p>3168.238174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07.8417272">
                <text:p>2707.8417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874.80519998">
                <text:p>2874.8051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726.93694438">
                <text:p>2726.93694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03.75438286">
                <text:p>2403.754382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766.38655628">
                <text:p>1766.386556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75.8900828">
                <text:p>1075.8900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14.64812032">
                <text:p>414.64812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68.659723994">
                <text:p>68.6597239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68.6944972">
                <text:p>868.69449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-18.5895433434">
                <text:p>-18.589543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-63.74496533">
                <text:p>-63.744965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317.6387237">
                <text:p>1317.63872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202.869190796">
                <text:p>-202.869190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432.34812236">
                <text:p>432.34812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733.1008616">
                <text:p>733.1008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97.129477622">
                <text:p>97.1294776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138.345605812">
                <text:p>138.345605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270.5174743">
                <text:p>2270.5174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686.66597414">
                <text:p>686.66597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582.91843016">
                <text:p>-582.91843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452.64216076">
                <text:p>452.642160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629.76247162">
                <text:p>-629.762471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3704.8681944">
                <text:p>3704.86819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417.00075582">
                <text:p>417.000755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2508.40779298">
                <text:p>2508.40779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386.515918742">
                <text:p>386.5159187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423.62086754">
                <text:p>423.620867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178.41589212">
                <text:p>1178.415892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219.57372197">
                <text:p>219.57372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936.14045934">
                <text:p>1936.140459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428.93679478">
                <text:p>1428.936794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968.46260856">
                <text:p>968.46260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07.055553662">
                <text:p>107.055553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57.16208744">
                <text:p>57.162087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22.5666437856">
                <text:p>22.5666437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161.726301988">
                <text:p>161.7263019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184.066110388">
                <text:p>184.0661103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248.452220444">
                <text:p>248.452220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48.23690132">
                <text:p>548.236901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587.4144136">
                <text:p>1587.41441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35.56886876">
                <text:p>2335.56886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3087.19294984">
                <text:p>3087.19294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78.30612496">
                <text:p>3078.306124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2990.25618416">
                <text:p>2990.256184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540.60821278">
                <text:p>2540.60821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308.24965618">
                <text:p>2308.249656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708.82677156">
                <text:p>1708.82677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42.79361574">
                <text:p>1042.79361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26.08397462">
                <text:p>426.083974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78.131639094">
                <text:p>78.1316390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00.13348629">
                <text:p>100.133486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55.88552696">
                <text:p>55.885526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21.6994418826">
                <text:p>21.6994418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163.596135768">
                <text:p>163.596135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184.117663792">
                <text:p>184.117663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184.764127112">
                <text:p>184.7641271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185.315666704">
                <text:p>185.315666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184.690070238">
                <text:p>184.6900702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184.630333754">
                <text:p>184.630333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14.737930844">
                <text:p>214.7379308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499.42073758">
                <text:p>499.420737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263.49946642">
                <text:p>1263.499466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056.3253553">
                <text:p>2056.32535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3168.32000496">
                <text:p>3168.320004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219.8775005">
                <text:p>3219.87750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000.86145584">
                <text:p>3000.86145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681.62723042">
                <text:p>2681.627230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207.4668429">
                <text:p>2207.46684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609.68466582">
                <text:p>1609.684665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995.87592656">
                <text:p>995.875926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56.068723832">
                <text:p>356.0687238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62.250735738">
                <text:p>62.250735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10.447440322">
                <text:p>110.4474403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53.90113006">
                <text:p>53.90113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26.208769032">
                <text:p>26.2087690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162.969720994">
                <text:p>162.9697209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184.521907944">
                <text:p>184.5219079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185.129910788">
                <text:p>185.1299107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84.207268518">
                <text:p>184.207268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184.699071626">
                <text:p>184.6990716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184.639335142">
                <text:p>184.639335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184.631152062">
                <text:p>184.6311520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184.643835836">
                <text:p>184.6438358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15.114761678">
                <text:p>215.1147616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49.15749782">
                <text:p>549.157497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155.81013362">
                <text:p>1155.810133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02.69344898">
                <text:p>2002.69344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490.69960786">
                <text:p>2490.69960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458.0122948">
                <text:p>2458.01229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363.9406239">
                <text:p>3363.94062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57.04924552">
                <text:p>2957.049245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294.46525792">
                <text:p>2294.465257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766.08378232">
                <text:p>1766.083782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88.46205608">
                <text:p>988.46205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58.497461976">
                <text:p>358.4974619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75.773684592">
                <text:p>75.7736845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21.268028684">
                <text:p>221.2680286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75.529828808">
                <text:p>75.5298288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6.7315656776">
                <text:p>6.7315656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94.827269742">
                <text:p>194.8272697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159.525053468">
                <text:p>159.5250534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184.334106258">
                <text:p>184.334106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184.65242807">
                <text:p>184.652428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184.628287984">
                <text:p>184.628287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184.665111844">
                <text:p>184.6651118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184.604147898">
                <text:p>184.6041478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19.793028514">
                <text:p>219.7930285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51.81157814">
                <text:p>451.8115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586.4733594">
                <text:p>1586.4733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70.70292274">
                <text:p>2370.702922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3207.47604276">
                <text:p>3207.476042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127.66237198">
                <text:p>3127.66237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2939.79522134">
                <text:p>2939.795221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619.78769486">
                <text:p>2619.787694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196.77564888">
                <text:p>2196.775648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12.59375076">
                <text:p>1612.593750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74.16212378">
                <text:p>974.162123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72.259356766">
                <text:p>372.2593567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7.0922860118">
                <text:p>17.09228601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26.640119026">
                <text:p>126.6401190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561.910828">
                <text:p>561.9108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23.72693522">
                <text:p>1323.726935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30.01941138">
                <text:p>2230.01941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914.10444168">
                <text:p>2914.104441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130.99494352">
                <text:p>1130.99494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80.7125752">
                <text:p>1280.71257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467.29907382">
                <text:p>1467.299073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321.20347182">
                <text:p>2321.20347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1952.08109918">
                <text:p>1952.081099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323.26868274">
                <text:p>1323.268682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68.14909736">
                <text:p>468.14909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99.802480704">
                <text:p>99.8024807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05.513452236">
                <text:p>105.513452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59.883370694">
                <text:p>59.883370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32.0386816318">
                <text:p>32.03868163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158.012001976">
                <text:p>158.0120019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184.152851036">
                <text:p>184.1528510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184.632788678">
                <text:p>184.6327886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184.73425887">
                <text:p>184.734258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84.68925193">
                <text:p>184.68925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184.86314238">
                <text:p>184.86314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184.668385076">
                <text:p>184.6683850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184.61969575">
                <text:p>184.619695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184.663475228">
                <text:p>184.6634752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184.602102128">
                <text:p>184.602102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184.633606986">
                <text:p>184.6336069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184.747760952">
                <text:p>184.7477609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184.643835836">
                <text:p>184.6438358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184.629515446">
                <text:p>184.6295154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184.684342082">
                <text:p>184.6843420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19.73124626">
                <text:p>219.731246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488.58633966">
                <text:p>488.586339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341.32464876">
                <text:p>1341.324648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147.29563888">
                <text:p>1147.295638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922.8051137">
                <text:p>922.8051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1922.38470186">
                <text:p>1922.38470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755.25040118">
                <text:p>2755.2504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